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9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5"/>
          <table:table-cell table:style-name="ce1"/>
          <table:table-cell office:value-type="string" table:style-name="ce36">
            <text:p><text:s text:c="7"/>中 華 民 國 105 年 9 月 底</text:p>
          </table:table-cell>
          <table:table-cell table:number-columns-repeated="13" table:style-name="ce35"/>
          <table:table-cell table:number-columns-repeated="2" table:style-name="ce34"/>
          <table:table-cell office:value-type="string" table:style-name="ce33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5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519518" table:style-name="ce27">
            <text:p>23,519,518</text:p>
          </table:table-cell>
          <table:table-cell office:value-type="float" office:value="11713562" table:style-name="ce27">
            <text:p>11,713,562</text:p>
          </table:table-cell>
          <table:table-cell office:value-type="float" office:value="11805956" table:style-name="ce27">
            <text:p>11,805,956</text:p>
          </table:table-cell>
          <table:table-cell office:value-type="float" office:value="1059573" table:style-name="ce27">
            <text:p>1,059,573</text:p>
          </table:table-cell>
          <table:table-cell office:value-type="float" office:value="548865" table:style-name="ce27">
            <text:p>548,865</text:p>
          </table:table-cell>
          <table:table-cell office:value-type="float" office:value="510708" table:style-name="ce27">
            <text:p>510,708</text:p>
          </table:table-cell>
          <table:table-cell office:value-type="float" office:value="4.51" table:style-name="ce28">
            <text:p>4.51</text:p>
          </table:table-cell>
          <table:table-cell office:value-type="float" office:value="1428280" table:style-name="ce27">
            <text:p>1,428,280</text:p>
          </table:table-cell>
          <table:table-cell office:value-type="float" office:value="740740" table:style-name="ce27">
            <text:p>740,740</text:p>
          </table:table-cell>
          <table:table-cell office:value-type="float" office:value="687540" table:style-name="ce27">
            <text:p>687,540</text:p>
          </table:table-cell>
          <table:table-cell office:value-type="float" office:value="6.07" table:style-name="ce28">
            <text:p>6.07</text:p>
          </table:table-cell>
          <table:table-cell office:value-type="float" office:value="2450844" table:style-name="ce27">
            <text:p>2,450,844</text:p>
          </table:table-cell>
          <table:table-cell office:value-type="float" office:value="1274301" table:style-name="ce27">
            <text:p>1,274,301</text:p>
          </table:table-cell>
          <table:table-cell office:value-type="float" office:value="1176543" table:style-name="ce27">
            <text:p>1,176,543</text:p>
          </table:table-cell>
          <table:table-cell office:value-type="float" office:value="10.42" table:style-name="ce28">
            <text:p>10.42</text:p>
          </table:table-cell>
          <table:table-cell office:value-type="float" office:value="2670509" table:style-name="ce27">
            <text:p>2,670,509</text:p>
          </table:table-cell>
          <table:table-cell office:value-type="float" office:value="1389908" table:style-name="ce27">
            <text:p>1,389,908</text:p>
          </table:table-cell>
          <table:table-cell office:value-type="float" office:value="1280601" table:style-name="ce27">
            <text:p>1,280,601</text:p>
          </table:table-cell>
          <table:table-cell office:value-type="float" office:value="11.35" table:style-name="ce28">
            <text:p>11.35</text:p>
          </table:table-cell>
          <table:table-cell office:value-type="float" office:value="1545828" table:style-name="ce27">
            <text:p>1,545,828</text:p>
          </table:table-cell>
          <table:table-cell office:value-type="float" office:value="807729" table:style-name="ce27">
            <text:p>807,729</text:p>
          </table:table-cell>
          <table:table-cell office:value-type="float" office:value="738099" table:style-name="ce27">
            <text:p>738,099</text:p>
          </table:table-cell>
          <table:table-cell office:value-type="float" office:value="6.57" table:style-name="ce28">
            <text:p>6.57</text:p>
          </table:table-cell>
          <table:table-cell office:value-type="float" office:value="18914286" table:style-name="ce27">
            <text:p>18,914,286</text:p>
          </table:table-cell>
          <table:table-cell office:value-type="float" office:value="9315147" table:style-name="ce27">
            <text:p>9,315,147</text:p>
          </table:table-cell>
          <table:table-cell office:value-type="float" office:value="9599139" table:style-name="ce27">
            <text:p>9,599,139</text:p>
          </table:table-cell>
          <table:table-cell office:value-type="float" office:value="80.42" table:style-name="ce28">
            <text:p>80.42</text:p>
          </table:table-cell>
          <table:table-cell office:value-type="float" office:value="3054932" table:style-name="ce27">
            <text:p>3,054,932</text:p>
          </table:table-cell>
          <table:table-cell office:value-type="float" office:value="1410475" table:style-name="ce27">
            <text:p>1,410,475</text:p>
          </table:table-cell>
          <table:table-cell office:value-type="float" office:value="1644457" table:style-name="ce27">
            <text:p>1,644,457</text:p>
          </table:table-cell>
          <table:table-cell office:value-type="float" office:value="12.99" table:style-name="ce26">
            <text:p>12.9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74911" table:style-name="ce23">
            <text:p>3,974,911</text:p>
          </table:table-cell>
          <table:table-cell office:value-type="float" office:value="1951006" table:style-name="ce23">
            <text:p>1,951,006</text:p>
          </table:table-cell>
          <table:table-cell office:value-type="float" office:value="2023905" table:style-name="ce23">
            <text:p>2,023,905</text:p>
          </table:table-cell>
          <table:table-cell office:value-type="float" office:value="169916" table:style-name="ce23">
            <text:p>169,916</text:p>
          </table:table-cell>
          <table:table-cell office:value-type="float" office:value="87852" table:style-name="ce23">
            <text:p>87,852</text:p>
          </table:table-cell>
          <table:table-cell office:value-type="float" office:value="82064" table:style-name="ce23">
            <text:p>82,064</text:p>
          </table:table-cell>
          <table:table-cell office:value-type="float" office:value="4.2699999999999996" table:style-name="ce24">
            <text:p>4.27</text:p>
          </table:table-cell>
          <table:table-cell office:value-type="float" office:value="230920" table:style-name="ce23">
            <text:p>230,920</text:p>
          </table:table-cell>
          <table:table-cell office:value-type="float" office:value="119650" table:style-name="ce23">
            <text:p>119,650</text:p>
          </table:table-cell>
          <table:table-cell office:value-type="float" office:value="111270" table:style-name="ce23">
            <text:p>111,270</text:p>
          </table:table-cell>
          <table:table-cell office:value-type="float" office:value="5.81" table:style-name="ce24">
            <text:p>5.81</text:p>
          </table:table-cell>
          <table:table-cell office:value-type="float" office:value="398178" table:style-name="ce23">
            <text:p>398,178</text:p>
          </table:table-cell>
          <table:table-cell office:value-type="float" office:value="206827" table:style-name="ce23">
            <text:p>206,827</text:p>
          </table:table-cell>
          <table:table-cell office:value-type="float" office:value="191351" table:style-name="ce23">
            <text:p>191,351</text:p>
          </table:table-cell>
          <table:table-cell office:value-type="float" office:value="10.02" table:style-name="ce24">
            <text:p>10.02</text:p>
          </table:table-cell>
          <table:table-cell office:value-type="float" office:value="432905" table:style-name="ce23">
            <text:p>432,905</text:p>
          </table:table-cell>
          <table:table-cell office:value-type="float" office:value="225172" table:style-name="ce23">
            <text:p>225,172</text:p>
          </table:table-cell>
          <table:table-cell office:value-type="float" office:value="207733" table:style-name="ce23">
            <text:p>207,733</text:p>
          </table:table-cell>
          <table:table-cell office:value-type="float" office:value="10.89" table:style-name="ce24">
            <text:p>10.89</text:p>
          </table:table-cell>
          <table:table-cell office:value-type="float" office:value="249138" table:style-name="ce23">
            <text:p>249,138</text:p>
          </table:table-cell>
          <table:table-cell office:value-type="float" office:value="129933" table:style-name="ce23">
            <text:p>129,933</text:p>
          </table:table-cell>
          <table:table-cell office:value-type="float" office:value="119205" table:style-name="ce23">
            <text:p>119,205</text:p>
          </table:table-cell>
          <table:table-cell office:value-type="float" office:value="6.27" table:style-name="ce24">
            <text:p>6.27</text:p>
          </table:table-cell>
          <table:table-cell office:value-type="float" office:value="3227882" table:style-name="ce23">
            <text:p>3,227,882</text:p>
          </table:table-cell>
          <table:table-cell office:value-type="float" office:value="1562467" table:style-name="ce23">
            <text:p>1,562,467</text:p>
          </table:table-cell>
          <table:table-cell office:value-type="float" office:value="1665415" table:style-name="ce23">
            <text:p>1,665,415</text:p>
          </table:table-cell>
          <table:table-cell office:value-type="float" office:value="81.209999999999994" table:style-name="ce24">
            <text:p>81.21</text:p>
          </table:table-cell>
          <table:table-cell office:value-type="float" office:value="454839" table:style-name="ce23">
            <text:p>454,839</text:p>
          </table:table-cell>
          <table:table-cell office:value-type="float" office:value="209948" table:style-name="ce23">
            <text:p>209,948</text:p>
          </table:table-cell>
          <table:table-cell office:value-type="float" office:value="244891" table:style-name="ce23">
            <text:p>244,891</text:p>
          </table:table-cell>
          <table:table-cell office:value-type="float" office:value="11.44" table:style-name="ce22">
            <text:p>11.44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696316" table:style-name="ce23">
            <text:p>2,696,316</text:p>
          </table:table-cell>
          <table:table-cell office:value-type="float" office:value="1290311" table:style-name="ce23">
            <text:p>1,290,311</text:p>
          </table:table-cell>
          <table:table-cell office:value-type="float" office:value="1406005" table:style-name="ce23">
            <text:p>1,406,005</text:p>
          </table:table-cell>
          <table:table-cell office:value-type="float" office:value="149465" table:style-name="ce23">
            <text:p>149,465</text:p>
          </table:table-cell>
          <table:table-cell office:value-type="float" office:value="77024" table:style-name="ce23">
            <text:p>77,024</text:p>
          </table:table-cell>
          <table:table-cell office:value-type="float" office:value="72441" table:style-name="ce23">
            <text:p>72,441</text:p>
          </table:table-cell>
          <table:table-cell office:value-type="float" office:value="5.54" table:style-name="ce24">
            <text:p>5.54</text:p>
          </table:table-cell>
          <table:table-cell office:value-type="float" office:value="194528" table:style-name="ce23">
            <text:p>194,528</text:p>
          </table:table-cell>
          <table:table-cell office:value-type="float" office:value="100325" table:style-name="ce23">
            <text:p>100,325</text:p>
          </table:table-cell>
          <table:table-cell office:value-type="float" office:value="94203" table:style-name="ce23">
            <text:p>94,203</text:p>
          </table:table-cell>
          <table:table-cell office:value-type="float" office:value="7.21" table:style-name="ce24">
            <text:p>7.21</text:p>
          </table:table-cell>
          <table:table-cell office:value-type="float" office:value="303557" table:style-name="ce23">
            <text:p>303,557</text:p>
          </table:table-cell>
          <table:table-cell office:value-type="float" office:value="157282" table:style-name="ce23">
            <text:p>157,282</text:p>
          </table:table-cell>
          <table:table-cell office:value-type="float" office:value="146275" table:style-name="ce23">
            <text:p>146,275</text:p>
          </table:table-cell>
          <table:table-cell office:value-type="float" office:value="11.26" table:style-name="ce24">
            <text:p>11.26</text:p>
          </table:table-cell>
          <table:table-cell office:value-type="float" office:value="326511" table:style-name="ce23">
            <text:p>326,511</text:p>
          </table:table-cell>
          <table:table-cell office:value-type="float" office:value="169396" table:style-name="ce23">
            <text:p>169,396</text:p>
          </table:table-cell>
          <table:table-cell office:value-type="float" office:value="157115" table:style-name="ce23">
            <text:p>157,115</text:p>
          </table:table-cell>
          <table:table-cell office:value-type="float" office:value="12.11" table:style-name="ce24">
            <text:p>12.11</text:p>
          </table:table-cell>
          <table:table-cell office:value-type="float" office:value="154761" table:style-name="ce23">
            <text:p>154,761</text:p>
          </table:table-cell>
          <table:table-cell office:value-type="float" office:value="80761" table:style-name="ce23">
            <text:p>80,761</text:p>
          </table:table-cell>
          <table:table-cell office:value-type="float" office:value="74000" table:style-name="ce23">
            <text:p>74,000</text:p>
          </table:table-cell>
          <table:table-cell office:value-type="float" office:value="5.74" table:style-name="ce24">
            <text:p>5.74</text:p>
          </table:table-cell>
          <table:table-cell office:value-type="float" office:value="2180145" table:style-name="ce23">
            <text:p>2,180,145</text:p>
          </table:table-cell>
          <table:table-cell office:value-type="float" office:value="1022391" table:style-name="ce23">
            <text:p>1,022,391</text:p>
          </table:table-cell>
          <table:table-cell office:value-type="float" office:value="1157754" table:style-name="ce23">
            <text:p>1,157,754</text:p>
          </table:table-cell>
          <table:table-cell office:value-type="float" office:value="80.86" table:style-name="ce24">
            <text:p>80.86</text:p>
          </table:table-cell>
          <table:table-cell office:value-type="float" office:value="413279" table:style-name="ce23">
            <text:p>413,279</text:p>
          </table:table-cell>
          <table:table-cell office:value-type="float" office:value="186592" table:style-name="ce23">
            <text:p>186,592</text:p>
          </table:table-cell>
          <table:table-cell office:value-type="float" office:value="226687" table:style-name="ce23">
            <text:p>226,687</text:p>
          </table:table-cell>
          <table:table-cell office:value-type="float" office:value="15.33" table:style-name="ce22">
            <text:p>15.33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36702" table:style-name="ce23">
            <text:p>2,136,702</text:p>
          </table:table-cell>
          <table:table-cell office:value-type="float" office:value="1066819" table:style-name="ce23">
            <text:p>1,066,819</text:p>
          </table:table-cell>
          <table:table-cell office:value-type="float" office:value="1069883" table:style-name="ce23">
            <text:p>1,069,883</text:p>
          </table:table-cell>
          <table:table-cell office:value-type="float" office:value="109515" table:style-name="ce23">
            <text:p>109,515</text:p>
          </table:table-cell>
          <table:table-cell office:value-type="float" office:value="56842" table:style-name="ce23">
            <text:p>56,842</text:p>
          </table:table-cell>
          <table:table-cell office:value-type="float" office:value="52673" table:style-name="ce23">
            <text:p>52,673</text:p>
          </table:table-cell>
          <table:table-cell office:value-type="float" office:value="5.13" table:style-name="ce24">
            <text:p>5.13</text:p>
          </table:table-cell>
          <table:table-cell office:value-type="float" office:value="147936" table:style-name="ce23">
            <text:p>147,936</text:p>
          </table:table-cell>
          <table:table-cell office:value-type="float" office:value="76777" table:style-name="ce23">
            <text:p>76,777</text:p>
          </table:table-cell>
          <table:table-cell office:value-type="float" office:value="71159" table:style-name="ce23">
            <text:p>71,159</text:p>
          </table:table-cell>
          <table:table-cell office:value-type="float" office:value="6.92" table:style-name="ce24">
            <text:p>6.92</text:p>
          </table:table-cell>
          <table:table-cell office:value-type="float" office:value="255919" table:style-name="ce23">
            <text:p>255,919</text:p>
          </table:table-cell>
          <table:table-cell office:value-type="float" office:value="133301" table:style-name="ce23">
            <text:p>133,301</text:p>
          </table:table-cell>
          <table:table-cell office:value-type="float" office:value="122618" table:style-name="ce23">
            <text:p>122,618</text:p>
          </table:table-cell>
          <table:table-cell office:value-type="float" office:value="11.98" table:style-name="ce24">
            <text:p>11.98</text:p>
          </table:table-cell>
          <table:table-cell office:value-type="float" office:value="278748" table:style-name="ce23">
            <text:p>278,748</text:p>
          </table:table-cell>
          <table:table-cell office:value-type="float" office:value="145389" table:style-name="ce23">
            <text:p>145,389</text:p>
          </table:table-cell>
          <table:table-cell office:value-type="float" office:value="133359" table:style-name="ce23">
            <text:p>133,359</text:p>
          </table:table-cell>
          <table:table-cell office:value-type="float" office:value="13.05" table:style-name="ce24">
            <text:p>13.05</text:p>
          </table:table-cell>
          <table:table-cell office:value-type="float" office:value="159043" table:style-name="ce23">
            <text:p>159,043</text:p>
          </table:table-cell>
          <table:table-cell office:value-type="float" office:value="83226" table:style-name="ce23">
            <text:p>83,226</text:p>
          </table:table-cell>
          <table:table-cell office:value-type="float" office:value="75817" table:style-name="ce23">
            <text:p>75,817</text:p>
          </table:table-cell>
          <table:table-cell office:value-type="float" office:value="7.44" table:style-name="ce24">
            <text:p>7.44</text:p>
          </table:table-cell>
          <table:table-cell office:value-type="float" office:value="1661812" table:style-name="ce23">
            <text:p>1,661,812</text:p>
          </table:table-cell>
          <table:table-cell office:value-type="float" office:value="819131" table:style-name="ce23">
            <text:p>819,131</text:p>
          </table:table-cell>
          <table:table-cell office:value-type="float" office:value="842681" table:style-name="ce23">
            <text:p>842,681</text:p>
          </table:table-cell>
          <table:table-cell office:value-type="float" office:value="77.77" table:style-name="ce24">
            <text:p>77.77</text:p>
          </table:table-cell>
          <table:table-cell office:value-type="float" office:value="214617" table:style-name="ce23">
            <text:p>214,617</text:p>
          </table:table-cell>
          <table:table-cell office:value-type="float" office:value="101360" table:style-name="ce23">
            <text:p>101,360</text:p>
          </table:table-cell>
          <table:table-cell office:value-type="float" office:value="113257" table:style-name="ce23">
            <text:p>113,257</text:p>
          </table:table-cell>
          <table:table-cell office:value-type="float" office:value="10.039999999999999" table:style-name="ce22">
            <text:p>10.04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59887" table:style-name="ce23">
            <text:p>2,759,887</text:p>
          </table:table-cell>
          <table:table-cell office:value-type="float" office:value="1363129" table:style-name="ce23">
            <text:p>1,363,129</text:p>
          </table:table-cell>
          <table:table-cell office:value-type="float" office:value="1396758" table:style-name="ce23">
            <text:p>1,396,758</text:p>
          </table:table-cell>
          <table:table-cell office:value-type="float" office:value="138912" table:style-name="ce23">
            <text:p>138,912</text:p>
          </table:table-cell>
          <table:table-cell office:value-type="float" office:value="71946" table:style-name="ce23">
            <text:p>71,946</text:p>
          </table:table-cell>
          <table:table-cell office:value-type="float" office:value="66966" table:style-name="ce23">
            <text:p>66,966</text:p>
          </table:table-cell>
          <table:table-cell office:value-type="float" office:value="5.03" table:style-name="ce24">
            <text:p>5.03</text:p>
          </table:table-cell>
          <table:table-cell office:value-type="float" office:value="187714" table:style-name="ce23">
            <text:p>187,714</text:p>
          </table:table-cell>
          <table:table-cell office:value-type="float" office:value="97394" table:style-name="ce23">
            <text:p>97,394</text:p>
          </table:table-cell>
          <table:table-cell office:value-type="float" office:value="90320" table:style-name="ce23">
            <text:p>90,320</text:p>
          </table:table-cell>
          <table:table-cell office:value-type="float" office:value="6.8" table:style-name="ce24">
            <text:p>6.80</text:p>
          </table:table-cell>
          <table:table-cell office:value-type="float" office:value="319625" table:style-name="ce23">
            <text:p>319,625</text:p>
          </table:table-cell>
          <table:table-cell office:value-type="float" office:value="165964" table:style-name="ce23">
            <text:p>165,964</text:p>
          </table:table-cell>
          <table:table-cell office:value-type="float" office:value="153661" table:style-name="ce23">
            <text:p>153,661</text:p>
          </table:table-cell>
          <table:table-cell office:value-type="float" office:value="11.58" table:style-name="ce24">
            <text:p>11.58</text:p>
          </table:table-cell>
          <table:table-cell office:value-type="float" office:value="347787" table:style-name="ce23">
            <text:p>347,787</text:p>
          </table:table-cell>
          <table:table-cell office:value-type="float" office:value="180561" table:style-name="ce23">
            <text:p>180,561</text:p>
          </table:table-cell>
          <table:table-cell office:value-type="float" office:value="167226" table:style-name="ce23">
            <text:p>167,226</text:p>
          </table:table-cell>
          <table:table-cell office:value-type="float" office:value="12.6" table:style-name="ce24">
            <text:p>12.60</text:p>
          </table:table-cell>
          <table:table-cell office:value-type="float" office:value="198579" table:style-name="ce23">
            <text:p>198,579</text:p>
          </table:table-cell>
          <table:table-cell office:value-type="float" office:value="103156" table:style-name="ce23">
            <text:p>103,156</text:p>
          </table:table-cell>
          <table:table-cell office:value-type="float" office:value="95423" table:style-name="ce23">
            <text:p>95,423</text:p>
          </table:table-cell>
          <table:table-cell office:value-type="float" office:value="7.2" table:style-name="ce24">
            <text:p>7.20</text:p>
          </table:table-cell>
          <table:table-cell office:value-type="float" office:value="2164084" table:style-name="ce23">
            <text:p>2,164,084</text:p>
          </table:table-cell>
          <table:table-cell office:value-type="float" office:value="1053634" table:style-name="ce23">
            <text:p>1,053,634</text:p>
          </table:table-cell>
          <table:table-cell office:value-type="float" office:value="1110450" table:style-name="ce23">
            <text:p>1,110,450</text:p>
          </table:table-cell>
          <table:table-cell office:value-type="float" office:value="78.41" table:style-name="ce24">
            <text:p>78.41</text:p>
          </table:table-cell>
          <table:table-cell office:value-type="float" office:value="295818" table:style-name="ce23">
            <text:p>295,818</text:p>
          </table:table-cell>
          <table:table-cell office:value-type="float" office:value="137054" table:style-name="ce23">
            <text:p>137,054</text:p>
          </table:table-cell>
          <table:table-cell office:value-type="float" office:value="158764" table:style-name="ce23">
            <text:p>158,764</text:p>
          </table:table-cell>
          <table:table-cell office:value-type="float" office:value="10.72" table:style-name="ce22">
            <text:p>10.72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5499" table:style-name="ce23">
            <text:p>1,885,499</text:p>
          </table:table-cell>
          <table:table-cell office:value-type="float" office:value="943148" table:style-name="ce23">
            <text:p>943,148</text:p>
          </table:table-cell>
          <table:table-cell office:value-type="float" office:value="942351" table:style-name="ce23">
            <text:p>942,351</text:p>
          </table:table-cell>
          <table:table-cell office:value-type="float" office:value="79430" table:style-name="ce23">
            <text:p>79,430</text:p>
          </table:table-cell>
          <table:table-cell office:value-type="float" office:value="41211" table:style-name="ce23">
            <text:p>41,211</text:p>
          </table:table-cell>
          <table:table-cell office:value-type="float" office:value="38219" table:style-name="ce23">
            <text:p>38,219</text:p>
          </table:table-cell>
          <table:table-cell office:value-type="float" office:value="4.21" table:style-name="ce24">
            <text:p>4.21</text:p>
          </table:table-cell>
          <table:table-cell office:value-type="float" office:value="106887" table:style-name="ce23">
            <text:p>106,887</text:p>
          </table:table-cell>
          <table:table-cell office:value-type="float" office:value="55596" table:style-name="ce23">
            <text:p>55,596</text:p>
          </table:table-cell>
          <table:table-cell office:value-type="float" office:value="51291" table:style-name="ce23">
            <text:p>51,291</text:p>
          </table:table-cell>
          <table:table-cell office:value-type="float" office:value="5.67" table:style-name="ce24">
            <text:p>5.67</text:p>
          </table:table-cell>
          <table:table-cell office:value-type="float" office:value="184667" table:style-name="ce23">
            <text:p>184,667</text:p>
          </table:table-cell>
          <table:table-cell office:value-type="float" office:value="96057" table:style-name="ce23">
            <text:p>96,057</text:p>
          </table:table-cell>
          <table:table-cell office:value-type="float" office:value="88610" table:style-name="ce23">
            <text:p>88,610</text:p>
          </table:table-cell>
          <table:table-cell office:value-type="float" office:value="9.7899999999999991" table:style-name="ce24">
            <text:p>9.79</text:p>
          </table:table-cell>
          <table:table-cell office:value-type="float" office:value="201299" table:style-name="ce23">
            <text:p>201,299</text:p>
          </table:table-cell>
          <table:table-cell office:value-type="float" office:value="104701" table:style-name="ce23">
            <text:p>104,701</text:p>
          </table:table-cell>
          <table:table-cell office:value-type="float" office:value="96598" table:style-name="ce23">
            <text:p>96,598</text:p>
          </table:table-cell>
          <table:table-cell office:value-type="float" office:value="10.68" table:style-name="ce24">
            <text:p>10.68</text:p>
          </table:table-cell>
          <table:table-cell office:value-type="float" office:value="117489" table:style-name="ce23">
            <text:p>117,489</text:p>
          </table:table-cell>
          <table:table-cell office:value-type="float" office:value="61304" table:style-name="ce23">
            <text:p>61,304</text:p>
          </table:table-cell>
          <table:table-cell office:value-type="float" office:value="56185" table:style-name="ce23">
            <text:p>56,185</text:p>
          </table:table-cell>
          <table:table-cell office:value-type="float" office:value="6.23" table:style-name="ce24">
            <text:p>6.23</text:p>
          </table:table-cell>
          <table:table-cell office:value-type="float" office:value="1536575" table:style-name="ce23">
            <text:p>1,536,575</text:p>
          </table:table-cell>
          <table:table-cell office:value-type="float" office:value="761211" table:style-name="ce23">
            <text:p>761,211</text:p>
          </table:table-cell>
          <table:table-cell office:value-type="float" office:value="775364" table:style-name="ce23">
            <text:p>775,364</text:p>
          </table:table-cell>
          <table:table-cell office:value-type="float" office:value="81.489999999999995" table:style-name="ce24">
            <text:p>81.49</text:p>
          </table:table-cell>
          <table:table-cell office:value-type="float" office:value="256014" table:style-name="ce23">
            <text:p>256,014</text:p>
          </table:table-cell>
          <table:table-cell office:value-type="float" office:value="117338" table:style-name="ce23">
            <text:p>117,338</text:p>
          </table:table-cell>
          <table:table-cell office:value-type="float" office:value="138676" table:style-name="ce23">
            <text:p>138,676</text:p>
          </table:table-cell>
          <table:table-cell office:value-type="float" office:value="13.58" table:style-name="ce22">
            <text:p>13.58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332" table:style-name="ce23">
            <text:p>2,778,332</text:p>
          </table:table-cell>
          <table:table-cell office:value-type="float" office:value="1379143" table:style-name="ce23">
            <text:p>1,379,143</text:p>
          </table:table-cell>
          <table:table-cell office:value-type="float" office:value="1399189" table:style-name="ce23">
            <text:p>1,399,189</text:p>
          </table:table-cell>
          <table:table-cell office:value-type="float" office:value="113415" table:style-name="ce23">
            <text:p>113,415</text:p>
          </table:table-cell>
          <table:table-cell office:value-type="float" office:value="58702" table:style-name="ce23">
            <text:p>58,702</text:p>
          </table:table-cell>
          <table:table-cell office:value-type="float" office:value="54713" table:style-name="ce23">
            <text:p>54,713</text:p>
          </table:table-cell>
          <table:table-cell office:value-type="float" office:value="4.08" table:style-name="ce24">
            <text:p>4.08</text:p>
          </table:table-cell>
          <table:table-cell office:value-type="float" office:value="153071" table:style-name="ce23">
            <text:p>153,071</text:p>
          </table:table-cell>
          <table:table-cell office:value-type="float" office:value="79243" table:style-name="ce23">
            <text:p>79,243</text:p>
          </table:table-cell>
          <table:table-cell office:value-type="float" office:value="73828" table:style-name="ce23">
            <text:p>73,828</text:p>
          </table:table-cell>
          <table:table-cell office:value-type="float" office:value="5.51" table:style-name="ce24">
            <text:p>5.51</text:p>
          </table:table-cell>
          <table:table-cell office:value-type="float" office:value="266766" table:style-name="ce23">
            <text:p>266,766</text:p>
          </table:table-cell>
          <table:table-cell office:value-type="float" office:value="138339" table:style-name="ce23">
            <text:p>138,339</text:p>
          </table:table-cell>
          <table:table-cell office:value-type="float" office:value="128427" table:style-name="ce23">
            <text:p>128,427</text:p>
          </table:table-cell>
          <table:table-cell office:value-type="float" office:value="9.6" table:style-name="ce24">
            <text:p>9.60</text:p>
          </table:table-cell>
          <table:table-cell office:value-type="float" office:value="291016" table:style-name="ce23">
            <text:p>291,016</text:p>
          </table:table-cell>
          <table:table-cell office:value-type="float" office:value="151045" table:style-name="ce23">
            <text:p>151,045</text:p>
          </table:table-cell>
          <table:table-cell office:value-type="float" office:value="139971" table:style-name="ce23">
            <text:p>139,971</text:p>
          </table:table-cell>
          <table:table-cell office:value-type="float" office:value="10.47" table:style-name="ce24">
            <text:p>10.47</text:p>
          </table:table-cell>
          <table:table-cell office:value-type="float" office:value="175609" table:style-name="ce23">
            <text:p>175,609</text:p>
          </table:table-cell>
          <table:table-cell office:value-type="float" office:value="91292" table:style-name="ce23">
            <text:p>91,292</text:p>
          </table:table-cell>
          <table:table-cell office:value-type="float" office:value="84317" table:style-name="ce23">
            <text:p>84,317</text:p>
          </table:table-cell>
          <table:table-cell office:value-type="float" office:value="6.32" table:style-name="ce24">
            <text:p>6.32</text:p>
          </table:table-cell>
          <table:table-cell office:value-type="float" office:value="2266230" table:style-name="ce23">
            <text:p>2,266,230</text:p>
          </table:table-cell>
          <table:table-cell office:value-type="float" office:value="1113505" table:style-name="ce23">
            <text:p>1,113,505</text:p>
          </table:table-cell>
          <table:table-cell office:value-type="float" office:value="1152725" table:style-name="ce23">
            <text:p>1,152,725</text:p>
          </table:table-cell>
          <table:table-cell office:value-type="float" office:value="81.569999999999993" table:style-name="ce24">
            <text:p>81.57</text:p>
          </table:table-cell>
          <table:table-cell office:value-type="float" office:value="366574" table:style-name="ce23">
            <text:p>366,574</text:p>
          </table:table-cell>
          <table:table-cell office:value-type="float" office:value="170110" table:style-name="ce23">
            <text:p>170,110</text:p>
          </table:table-cell>
          <table:table-cell office:value-type="float" office:value="196464" table:style-name="ce23">
            <text:p>196,464</text:p>
          </table:table-cell>
          <table:table-cell office:value-type="float" office:value="13.19" table:style-name="ce22">
            <text:p>13.19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40866" table:style-name="ce23">
            <text:p>7,140,866</text:p>
          </table:table-cell>
          <table:table-cell office:value-type="float" office:value="3645590" table:style-name="ce23">
            <text:p>3,645,590</text:p>
          </table:table-cell>
          <table:table-cell office:value-type="float" office:value="3495276" table:style-name="ce23">
            <text:p>3,495,276</text:p>
          </table:table-cell>
          <table:table-cell office:value-type="float" office:value="292273" table:style-name="ce23">
            <text:p>292,273</text:p>
          </table:table-cell>
          <table:table-cell office:value-type="float" office:value="151835" table:style-name="ce23">
            <text:p>151,835</text:p>
          </table:table-cell>
          <table:table-cell office:value-type="float" office:value="140438" table:style-name="ce23">
            <text:p>140,438</text:p>
          </table:table-cell>
          <table:table-cell office:value-type="float" office:value="4.09" table:style-name="ce24">
            <text:p>4.09</text:p>
          </table:table-cell>
          <table:table-cell office:value-type="float" office:value="398901" table:style-name="ce23">
            <text:p>398,901</text:p>
          </table:table-cell>
          <table:table-cell office:value-type="float" office:value="207428" table:style-name="ce23">
            <text:p>207,428</text:p>
          </table:table-cell>
          <table:table-cell office:value-type="float" office:value="191473" table:style-name="ce23">
            <text:p>191,473</text:p>
          </table:table-cell>
          <table:table-cell office:value-type="float" office:value="5.59" table:style-name="ce24">
            <text:p>5.59</text:p>
          </table:table-cell>
          <table:table-cell office:value-type="float" office:value="709687" table:style-name="ce23">
            <text:p>709,687</text:p>
          </table:table-cell>
          <table:table-cell office:value-type="float" office:value="370048" table:style-name="ce23">
            <text:p>370,048</text:p>
          </table:table-cell>
          <table:table-cell office:value-type="float" office:value="339639" table:style-name="ce23">
            <text:p>339,639</text:p>
          </table:table-cell>
          <table:table-cell office:value-type="float" office:value="9.94" table:style-name="ce24">
            <text:p>9.94</text:p>
          </table:table-cell>
          <table:table-cell office:value-type="float" office:value="778996" table:style-name="ce23">
            <text:p>778,996</text:p>
          </table:table-cell>
          <table:table-cell office:value-type="float" office:value="406747" table:style-name="ce23">
            <text:p>406,747</text:p>
          </table:table-cell>
          <table:table-cell office:value-type="float" office:value="372249" table:style-name="ce23">
            <text:p>372,249</text:p>
          </table:table-cell>
          <table:table-cell office:value-type="float" office:value="10.91" table:style-name="ce24">
            <text:p>10.91</text:p>
          </table:table-cell>
          <table:table-cell office:value-type="float" office:value="484744" table:style-name="ce23">
            <text:p>484,744</text:p>
          </table:table-cell>
          <table:table-cell office:value-type="float" office:value="254686" table:style-name="ce23">
            <text:p>254,686</text:p>
          </table:table-cell>
          <table:table-cell office:value-type="float" office:value="230058" table:style-name="ce23">
            <text:p>230,058</text:p>
          </table:table-cell>
          <table:table-cell office:value-type="float" office:value="6.79" table:style-name="ce24">
            <text:p>6.79</text:p>
          </table:table-cell>
          <table:table-cell office:value-type="float" office:value="5753877" table:style-name="ce23">
            <text:p>5,753,877</text:p>
          </table:table-cell>
          <table:table-cell office:value-type="float" office:value="2920445" table:style-name="ce23">
            <text:p>2,920,445</text:p>
          </table:table-cell>
          <table:table-cell office:value-type="float" office:value="2833432" table:style-name="ce23">
            <text:p>2,833,432</text:p>
          </table:table-cell>
          <table:table-cell office:value-type="float" office:value="80.58" table:style-name="ce24">
            <text:p>80.58</text:p>
          </table:table-cell>
          <table:table-cell office:value-type="float" office:value="1037041" table:style-name="ce23">
            <text:p>1,037,041</text:p>
          </table:table-cell>
          <table:table-cell office:value-type="float" office:value="479982" table:style-name="ce23">
            <text:p>479,982</text:p>
          </table:table-cell>
          <table:table-cell office:value-type="float" office:value="557059" table:style-name="ce23">
            <text:p>557,059</text:p>
          </table:table-cell>
          <table:table-cell office:value-type="float" office:value="14.52" table:style-name="ce22">
            <text:p>14.52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671" table:style-name="ce18">
            <text:p>457,671</text:p>
          </table:table-cell>
          <table:table-cell office:value-type="float" office:value="231855" table:style-name="ce18">
            <text:p>231,855</text:p>
          </table:table-cell>
          <table:table-cell office:value-type="float" office:value="225816" table:style-name="ce18">
            <text:p>225,816</text:p>
          </table:table-cell>
          <table:table-cell office:value-type="float" office:value="17654" table:style-name="ce18">
            <text:p>17,654</text:p>
          </table:table-cell>
          <table:table-cell office:value-type="float" office:value="9265" table:style-name="ce18">
            <text:p>9,265</text:p>
          </table:table-cell>
          <table:table-cell office:value-type="float" office:value="8389" table:style-name="ce18">
            <text:p>8,389</text:p>
          </table:table-cell>
          <table:table-cell office:value-type="float" office:value="3.86" table:style-name="ce19">
            <text:p>3.86</text:p>
          </table:table-cell>
          <table:table-cell office:value-type="float" office:value="24382" table:style-name="ce18">
            <text:p>24,382</text:p>
          </table:table-cell>
          <table:table-cell office:value-type="float" office:value="12722" table:style-name="ce18">
            <text:p>12,722</text:p>
          </table:table-cell>
          <table:table-cell office:value-type="float" office:value="11660" table:style-name="ce18">
            <text:p>11,660</text:p>
          </table:table-cell>
          <table:table-cell office:value-type="float" office:value="5.33" table:style-name="ce19">
            <text:p>5.33</text:p>
          </table:table-cell>
          <table:table-cell office:value-type="float" office:value="43466" table:style-name="ce18">
            <text:p>43,466</text:p>
          </table:table-cell>
          <table:table-cell office:value-type="float" office:value="22605" table:style-name="ce18">
            <text:p>22,605</text:p>
          </table:table-cell>
          <table:table-cell office:value-type="float" office:value="20861" table:style-name="ce18">
            <text:p>20,861</text:p>
          </table:table-cell>
          <table:table-cell office:value-type="float" office:value="9.5" table:style-name="ce19">
            <text:p>9.50</text:p>
          </table:table-cell>
          <table:table-cell office:value-type="float" office:value="47805" table:style-name="ce18">
            <text:p>47,805</text:p>
          </table:table-cell>
          <table:table-cell office:value-type="float" office:value="24884" table:style-name="ce18">
            <text:p>24,884</text:p>
          </table:table-cell>
          <table:table-cell office:value-type="float" office:value="22921" table:style-name="ce18">
            <text:p>22,921</text:p>
          </table:table-cell>
          <table:table-cell office:value-type="float" office:value="10.45" table:style-name="ce19">
            <text:p>10.45</text:p>
          </table:table-cell>
          <table:table-cell office:value-type="float" office:value="30282" table:style-name="ce18">
            <text:p>30,282</text:p>
          </table:table-cell>
          <table:table-cell office:value-type="float" office:value="15839" table:style-name="ce18">
            <text:p>15,839</text:p>
          </table:table-cell>
          <table:table-cell office:value-type="float" office:value="14443" table:style-name="ce18">
            <text:p>14,443</text:p>
          </table:table-cell>
          <table:table-cell office:value-type="float" office:value="6.62" table:style-name="ce19">
            <text:p>6.62</text:p>
          </table:table-cell>
          <table:table-cell office:value-type="float" office:value="371270" table:style-name="ce18">
            <text:p>371,270</text:p>
          </table:table-cell>
          <table:table-cell office:value-type="float" office:value="186825" table:style-name="ce18">
            <text:p>186,825</text:p>
          </table:table-cell>
          <table:table-cell office:value-type="float" office:value="184445" table:style-name="ce18">
            <text:p>184,445</text:p>
          </table:table-cell>
          <table:table-cell office:value-type="float" office:value="81.12" table:style-name="ce19">
            <text:p>81.12</text:p>
          </table:table-cell>
          <table:table-cell office:value-type="float" office:value="66970" table:style-name="ce18">
            <text:p>66,970</text:p>
          </table:table-cell>
          <table:table-cell office:value-type="float" office:value="31245" table:style-name="ce18">
            <text:p>31,245</text:p>
          </table:table-cell>
          <table:table-cell office:value-type="float" office:value="35725" table:style-name="ce18">
            <text:p>35,725</text:p>
          </table:table-cell>
          <table:table-cell office:value-type="float" office:value="14.63" table:style-name="ce17">
            <text:p>14.6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6272" table:style-name="ce18">
            <text:p>546,272</text:p>
          </table:table-cell>
          <table:table-cell office:value-type="float" office:value="279514" table:style-name="ce18">
            <text:p>279,514</text:p>
          </table:table-cell>
          <table:table-cell office:value-type="float" office:value="266758" table:style-name="ce18">
            <text:p>266,758</text:p>
          </table:table-cell>
          <table:table-cell office:value-type="float" office:value="30482" table:style-name="ce18">
            <text:p>30,482</text:p>
          </table:table-cell>
          <table:table-cell office:value-type="float" office:value="15749" table:style-name="ce18">
            <text:p>15,749</text:p>
          </table:table-cell>
          <table:table-cell office:value-type="float" office:value="14733" table:style-name="ce18">
            <text:p>14,733</text:p>
          </table:table-cell>
          <table:table-cell office:value-type="float" office:value="5.58" table:style-name="ce19">
            <text:p>5.58</text:p>
          </table:table-cell>
          <table:table-cell office:value-type="float" office:value="41994" table:style-name="ce18">
            <text:p>41,994</text:p>
          </table:table-cell>
          <table:table-cell office:value-type="float" office:value="21804" table:style-name="ce18">
            <text:p>21,804</text:p>
          </table:table-cell>
          <table:table-cell office:value-type="float" office:value="20190" table:style-name="ce18">
            <text:p>20,190</text:p>
          </table:table-cell>
          <table:table-cell office:value-type="float" office:value="7.69" table:style-name="ce19">
            <text:p>7.69</text:p>
          </table:table-cell>
          <table:table-cell office:value-type="float" office:value="72730" table:style-name="ce18">
            <text:p>72,730</text:p>
          </table:table-cell>
          <table:table-cell office:value-type="float" office:value="37918" table:style-name="ce18">
            <text:p>37,918</text:p>
          </table:table-cell>
          <table:table-cell office:value-type="float" office:value="34812" table:style-name="ce18">
            <text:p>34,812</text:p>
          </table:table-cell>
          <table:table-cell office:value-type="float" office:value="13.31" table:style-name="ce19">
            <text:p>13.31</text:p>
          </table:table-cell>
          <table:table-cell office:value-type="float" office:value="78798" table:style-name="ce18">
            <text:p>78,798</text:p>
          </table:table-cell>
          <table:table-cell office:value-type="float" office:value="41087" table:style-name="ce18">
            <text:p>41,087</text:p>
          </table:table-cell>
          <table:table-cell office:value-type="float" office:value="37711" table:style-name="ce18">
            <text:p>37,711</text:p>
          </table:table-cell>
          <table:table-cell office:value-type="float" office:value="14.42" table:style-name="ce19">
            <text:p>14.42</text:p>
          </table:table-cell>
          <table:table-cell office:value-type="float" office:value="40363" table:style-name="ce18">
            <text:p>40,363</text:p>
          </table:table-cell>
          <table:table-cell office:value-type="float" office:value="21234" table:style-name="ce18">
            <text:p>21,234</text:p>
          </table:table-cell>
          <table:table-cell office:value-type="float" office:value="19129" table:style-name="ce18">
            <text:p>19,129</text:p>
          </table:table-cell>
          <table:table-cell office:value-type="float" office:value="7.39" table:style-name="ce19">
            <text:p>7.39</text:p>
          </table:table-cell>
          <table:table-cell office:value-type="float" office:value="418237" table:style-name="ce18">
            <text:p>418,237</text:p>
          </table:table-cell>
          <table:table-cell office:value-type="float" office:value="212541" table:style-name="ce18">
            <text:p>212,541</text:p>
          </table:table-cell>
          <table:table-cell office:value-type="float" office:value="205696" table:style-name="ce18">
            <text:p>205,696</text:p>
          </table:table-cell>
          <table:table-cell office:value-type="float" office:value="76.56" table:style-name="ce19">
            <text:p>76.56</text:p>
          </table:table-cell>
          <table:table-cell office:value-type="float" office:value="63436" table:style-name="ce18">
            <text:p>63,436</text:p>
          </table:table-cell>
          <table:table-cell office:value-type="float" office:value="30539" table:style-name="ce18">
            <text:p>30,539</text:p>
          </table:table-cell>
          <table:table-cell office:value-type="float" office:value="32897" table:style-name="ce18">
            <text:p>32,897</text:p>
          </table:table-cell>
          <table:table-cell office:value-type="float" office:value="11.61" table:style-name="ce17">
            <text:p>11.6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60271" table:style-name="ce18">
            <text:p>560,271</text:p>
          </table:table-cell>
          <table:table-cell office:value-type="float" office:value="288890" table:style-name="ce18">
            <text:p>288,890</text:p>
          </table:table-cell>
          <table:table-cell office:value-type="float" office:value="271381" table:style-name="ce18">
            <text:p>271,381</text:p>
          </table:table-cell>
          <table:table-cell office:value-type="float" office:value="26324" table:style-name="ce18">
            <text:p>26,324</text:p>
          </table:table-cell>
          <table:table-cell office:value-type="float" office:value="13597" table:style-name="ce18">
            <text:p>13,597</text:p>
          </table:table-cell>
          <table:table-cell office:value-type="float" office:value="12727" table:style-name="ce18">
            <text:p>12,727</text:p>
          </table:table-cell>
          <table:table-cell office:value-type="float" office:value="4.7" table:style-name="ce19">
            <text:p>4.70</text:p>
          </table:table-cell>
          <table:table-cell office:value-type="float" office:value="34890" table:style-name="ce18">
            <text:p>34,890</text:p>
          </table:table-cell>
          <table:table-cell office:value-type="float" office:value="18069" table:style-name="ce18">
            <text:p>18,069</text:p>
          </table:table-cell>
          <table:table-cell office:value-type="float" office:value="16821" table:style-name="ce18">
            <text:p>16,821</text:p>
          </table:table-cell>
          <table:table-cell office:value-type="float" office:value="6.23" table:style-name="ce19">
            <text:p>6.23</text:p>
          </table:table-cell>
          <table:table-cell office:value-type="float" office:value="59755" table:style-name="ce18">
            <text:p>59,755</text:p>
          </table:table-cell>
          <table:table-cell office:value-type="float" office:value="31099" table:style-name="ce18">
            <text:p>31,099</text:p>
          </table:table-cell>
          <table:table-cell office:value-type="float" office:value="28656" table:style-name="ce18">
            <text:p>28,656</text:p>
          </table:table-cell>
          <table:table-cell office:value-type="float" office:value="10.67" table:style-name="ce19">
            <text:p>10.67</text:p>
          </table:table-cell>
          <table:table-cell office:value-type="float" office:value="65072" table:style-name="ce18">
            <text:p>65,072</text:p>
          </table:table-cell>
          <table:table-cell office:value-type="float" office:value="33958" table:style-name="ce18">
            <text:p>33,958</text:p>
          </table:table-cell>
          <table:table-cell office:value-type="float" office:value="31114" table:style-name="ce18">
            <text:p>31,114</text:p>
          </table:table-cell>
          <table:table-cell office:value-type="float" office:value="11.61" table:style-name="ce19">
            <text:p>11.61</text:p>
          </table:table-cell>
          <table:table-cell office:value-type="float" office:value="37355" table:style-name="ce18">
            <text:p>37,355</text:p>
          </table:table-cell>
          <table:table-cell office:value-type="float" office:value="19855" table:style-name="ce18">
            <text:p>19,855</text:p>
          </table:table-cell>
          <table:table-cell office:value-type="float" office:value="17500" table:style-name="ce18">
            <text:p>17,500</text:p>
          </table:table-cell>
          <table:table-cell office:value-type="float" office:value="6.67" table:style-name="ce19">
            <text:p>6.67</text:p>
          </table:table-cell>
          <table:table-cell office:value-type="float" office:value="448657" table:style-name="ce18">
            <text:p>448,657</text:p>
          </table:table-cell>
          <table:table-cell office:value-type="float" office:value="230321" table:style-name="ce18">
            <text:p>230,321</text:p>
          </table:table-cell>
          <table:table-cell office:value-type="float" office:value="218336" table:style-name="ce18">
            <text:p>218,336</text:p>
          </table:table-cell>
          <table:table-cell office:value-type="float" office:value="80.08" table:style-name="ce19">
            <text:p>80.08</text:p>
          </table:table-cell>
          <table:table-cell office:value-type="float" office:value="81885" table:style-name="ce18">
            <text:p>81,885</text:p>
          </table:table-cell>
          <table:table-cell office:value-type="float" office:value="38908" table:style-name="ce18">
            <text:p>38,908</text:p>
          </table:table-cell>
          <table:table-cell office:value-type="float" office:value="42977" table:style-name="ce18">
            <text:p>42,977</text:p>
          </table:table-cell>
          <table:table-cell office:value-type="float" office:value="14.62" table:style-name="ce17">
            <text:p>14.62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7665" table:style-name="ce18">
            <text:p>1,287,665</text:p>
          </table:table-cell>
          <table:table-cell office:value-type="float" office:value="657156" table:style-name="ce18">
            <text:p>657,156</text:p>
          </table:table-cell>
          <table:table-cell office:value-type="float" office:value="630509" table:style-name="ce18">
            <text:p>630,509</text:p>
          </table:table-cell>
          <table:table-cell office:value-type="float" office:value="58352" table:style-name="ce18">
            <text:p>58,352</text:p>
          </table:table-cell>
          <table:table-cell office:value-type="float" office:value="30402" table:style-name="ce18">
            <text:p>30,402</text:p>
          </table:table-cell>
          <table:table-cell office:value-type="float" office:value="27950" table:style-name="ce18">
            <text:p>27,950</text:p>
          </table:table-cell>
          <table:table-cell office:value-type="float" office:value="4.53" table:style-name="ce19">
            <text:p>4.53</text:p>
          </table:table-cell>
          <table:table-cell office:value-type="float" office:value="77827" table:style-name="ce18">
            <text:p>77,827</text:p>
          </table:table-cell>
          <table:table-cell office:value-type="float" office:value="40531" table:style-name="ce18">
            <text:p>40,531</text:p>
          </table:table-cell>
          <table:table-cell office:value-type="float" office:value="37296" table:style-name="ce18">
            <text:p>37,296</text:p>
          </table:table-cell>
          <table:table-cell office:value-type="float" office:value="6.04" table:style-name="ce19">
            <text:p>6.04</text:p>
          </table:table-cell>
          <table:table-cell office:value-type="float" office:value="134929" table:style-name="ce18">
            <text:p>134,929</text:p>
          </table:table-cell>
          <table:table-cell office:value-type="float" office:value="70526" table:style-name="ce18">
            <text:p>70,526</text:p>
          </table:table-cell>
          <table:table-cell office:value-type="float" office:value="64403" table:style-name="ce18">
            <text:p>64,403</text:p>
          </table:table-cell>
          <table:table-cell office:value-type="float" office:value="10.48" table:style-name="ce19">
            <text:p>10.48</text:p>
          </table:table-cell>
          <table:table-cell office:value-type="float" office:value="147961" table:style-name="ce18">
            <text:p>147,961</text:p>
          </table:table-cell>
          <table:table-cell office:value-type="float" office:value="77444" table:style-name="ce18">
            <text:p>77,444</text:p>
          </table:table-cell>
          <table:table-cell office:value-type="float" office:value="70517" table:style-name="ce18">
            <text:p>70,517</text:p>
          </table:table-cell>
          <table:table-cell office:value-type="float" office:value="11.49" table:style-name="ce19">
            <text:p>11.49</text:p>
          </table:table-cell>
          <table:table-cell office:value-type="float" office:value="90287" table:style-name="ce18">
            <text:p>90,287</text:p>
          </table:table-cell>
          <table:table-cell office:value-type="float" office:value="47561" table:style-name="ce18">
            <text:p>47,561</text:p>
          </table:table-cell>
          <table:table-cell office:value-type="float" office:value="42726" table:style-name="ce18">
            <text:p>42,726</text:p>
          </table:table-cell>
          <table:table-cell office:value-type="float" office:value="7.01" table:style-name="ce19">
            <text:p>7.01</text:p>
          </table:table-cell>
          <table:table-cell office:value-type="float" office:value="1027166" table:style-name="ce18">
            <text:p>1,027,166</text:p>
          </table:table-cell>
          <table:table-cell office:value-type="float" office:value="520699" table:style-name="ce18">
            <text:p>520,699</text:p>
          </table:table-cell>
          <table:table-cell office:value-type="float" office:value="506467" table:style-name="ce18">
            <text:p>506,467</text:p>
          </table:table-cell>
          <table:table-cell office:value-type="float" office:value="79.77" table:style-name="ce19">
            <text:p>79.77</text:p>
          </table:table-cell>
          <table:table-cell office:value-type="float" office:value="180505" table:style-name="ce18">
            <text:p>180,505</text:p>
          </table:table-cell>
          <table:table-cell office:value-type="float" office:value="82884" table:style-name="ce18">
            <text:p>82,884</text:p>
          </table:table-cell>
          <table:table-cell office:value-type="float" office:value="97621" table:style-name="ce18">
            <text:p>97,621</text:p>
          </table:table-cell>
          <table:table-cell office:value-type="float" office:value="14.02" table:style-name="ce17">
            <text:p>14.0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6052" table:style-name="ce18">
            <text:p>506,052</text:p>
          </table:table-cell>
          <table:table-cell office:value-type="float" office:value="259449" table:style-name="ce18">
            <text:p>259,449</text:p>
          </table:table-cell>
          <table:table-cell office:value-type="float" office:value="246603" table:style-name="ce18">
            <text:p>246,603</text:p>
          </table:table-cell>
          <table:table-cell office:value-type="float" office:value="17029" table:style-name="ce18">
            <text:p>17,029</text:p>
          </table:table-cell>
          <table:table-cell office:value-type="float" office:value="8857" table:style-name="ce18">
            <text:p>8,857</text:p>
          </table:table-cell>
          <table:table-cell office:value-type="float" office:value="8172" table:style-name="ce18">
            <text:p>8,172</text:p>
          </table:table-cell>
          <table:table-cell office:value-type="float" office:value="3.37" table:style-name="ce19">
            <text:p>3.37</text:p>
          </table:table-cell>
          <table:table-cell office:value-type="float" office:value="23687" table:style-name="ce18">
            <text:p>23,687</text:p>
          </table:table-cell>
          <table:table-cell office:value-type="float" office:value="12289" table:style-name="ce18">
            <text:p>12,289</text:p>
          </table:table-cell>
          <table:table-cell office:value-type="float" office:value="11398" table:style-name="ce18">
            <text:p>11,398</text:p>
          </table:table-cell>
          <table:table-cell office:value-type="float" office:value="4.68" table:style-name="ce19">
            <text:p>4.68</text:p>
          </table:table-cell>
          <table:table-cell office:value-type="float" office:value="43697" table:style-name="ce18">
            <text:p>43,697</text:p>
          </table:table-cell>
          <table:table-cell office:value-type="float" office:value="22664" table:style-name="ce18">
            <text:p>22,664</text:p>
          </table:table-cell>
          <table:table-cell office:value-type="float" office:value="21033" table:style-name="ce18">
            <text:p>21,033</text:p>
          </table:table-cell>
          <table:table-cell office:value-type="float" office:value="8.6300000000000008" table:style-name="ce19">
            <text:p>8.63</text:p>
          </table:table-cell>
          <table:table-cell office:value-type="float" office:value="48387" table:style-name="ce18">
            <text:p>48,387</text:p>
          </table:table-cell>
          <table:table-cell office:value-type="float" office:value="25103" table:style-name="ce18">
            <text:p>25,103</text:p>
          </table:table-cell>
          <table:table-cell office:value-type="float" office:value="23284" table:style-name="ce18">
            <text:p>23,284</text:p>
          </table:table-cell>
          <table:table-cell office:value-type="float" office:value="9.56" table:style-name="ce19">
            <text:p>9.56</text:p>
          </table:table-cell>
          <table:table-cell office:value-type="float" office:value="33685" table:style-name="ce18">
            <text:p>33,685</text:p>
          </table:table-cell>
          <table:table-cell office:value-type="float" office:value="17589" table:style-name="ce18">
            <text:p>17,589</text:p>
          </table:table-cell>
          <table:table-cell office:value-type="float" office:value="16096" table:style-name="ce18">
            <text:p>16,096</text:p>
          </table:table-cell>
          <table:table-cell office:value-type="float" office:value="6.66" table:style-name="ce19">
            <text:p>6.66</text:p>
          </table:table-cell>
          <table:table-cell office:value-type="float" office:value="415038" table:style-name="ce18">
            <text:p>415,038</text:p>
          </table:table-cell>
          <table:table-cell office:value-type="float" office:value="212172" table:style-name="ce18">
            <text:p>212,172</text:p>
          </table:table-cell>
          <table:table-cell office:value-type="float" office:value="202866" table:style-name="ce18">
            <text:p>202,866</text:p>
          </table:table-cell>
          <table:table-cell office:value-type="float" office:value="82.01" table:style-name="ce19">
            <text:p>82.01</text:p>
          </table:table-cell>
          <table:table-cell office:value-type="float" office:value="79211" table:style-name="ce18">
            <text:p>79,211</text:p>
          </table:table-cell>
          <table:table-cell office:value-type="float" office:value="36982" table:style-name="ce18">
            <text:p>36,982</text:p>
          </table:table-cell>
          <table:table-cell office:value-type="float" office:value="42229" table:style-name="ce18">
            <text:p>42,229</text:p>
          </table:table-cell>
          <table:table-cell office:value-type="float" office:value="15.65" table:style-name="ce17">
            <text:p>15.6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5925" table:style-name="ce18">
            <text:p>695,925</text:p>
          </table:table-cell>
          <table:table-cell office:value-type="float" office:value="361645" table:style-name="ce18">
            <text:p>361,645</text:p>
          </table:table-cell>
          <table:table-cell office:value-type="float" office:value="334280" table:style-name="ce18">
            <text:p>334,280</text:p>
          </table:table-cell>
          <table:table-cell office:value-type="float" office:value="24965" table:style-name="ce18">
            <text:p>24,965</text:p>
          </table:table-cell>
          <table:table-cell office:value-type="float" office:value="12928" table:style-name="ce18">
            <text:p>12,928</text:p>
          </table:table-cell>
          <table:table-cell office:value-type="float" office:value="12037" table:style-name="ce18">
            <text:p>12,037</text:p>
          </table:table-cell>
          <table:table-cell office:value-type="float" office:value="3.59" table:style-name="ce19">
            <text:p>3.59</text:p>
          </table:table-cell>
          <table:table-cell office:value-type="float" office:value="34376" table:style-name="ce18">
            <text:p>34,376</text:p>
          </table:table-cell>
          <table:table-cell office:value-type="float" office:value="17850" table:style-name="ce18">
            <text:p>17,850</text:p>
          </table:table-cell>
          <table:table-cell office:value-type="float" office:value="16526" table:style-name="ce18">
            <text:p>16,526</text:p>
          </table:table-cell>
          <table:table-cell office:value-type="float" office:value="4.9400000000000004" table:style-name="ce19">
            <text:p>4.94</text:p>
          </table:table-cell>
          <table:table-cell office:value-type="float" office:value="63586" table:style-name="ce18">
            <text:p>63,586</text:p>
          </table:table-cell>
          <table:table-cell office:value-type="float" office:value="33230" table:style-name="ce18">
            <text:p>33,230</text:p>
          </table:table-cell>
          <table:table-cell office:value-type="float" office:value="30356" table:style-name="ce18">
            <text:p>30,356</text:p>
          </table:table-cell>
          <table:table-cell office:value-type="float" office:value="9.14" table:style-name="ce19">
            <text:p>9.14</text:p>
          </table:table-cell>
          <table:table-cell office:value-type="float" office:value="70477" table:style-name="ce18">
            <text:p>70,477</text:p>
          </table:table-cell>
          <table:table-cell office:value-type="float" office:value="36888" table:style-name="ce18">
            <text:p>36,888</text:p>
          </table:table-cell>
          <table:table-cell office:value-type="float" office:value="33589" table:style-name="ce18">
            <text:p>33,589</text:p>
          </table:table-cell>
          <table:table-cell office:value-type="float" office:value="10.130000000000001" table:style-name="ce19">
            <text:p>10.13</text:p>
          </table:table-cell>
          <table:table-cell office:value-type="float" office:value="47546" table:style-name="ce18">
            <text:p>47,546</text:p>
          </table:table-cell>
          <table:table-cell office:value-type="float" office:value="25050" table:style-name="ce18">
            <text:p>25,050</text:p>
          </table:table-cell>
          <table:table-cell office:value-type="float" office:value="22496" table:style-name="ce18">
            <text:p>22,496</text:p>
          </table:table-cell>
          <table:table-cell office:value-type="float" office:value="6.83" table:style-name="ce19">
            <text:p>6.83</text:p>
          </table:table-cell>
          <table:table-cell office:value-type="float" office:value="566447" table:style-name="ce18">
            <text:p>566,447</text:p>
          </table:table-cell>
          <table:table-cell office:value-type="float" office:value="293705" table:style-name="ce18">
            <text:p>293,705</text:p>
          </table:table-cell>
          <table:table-cell office:value-type="float" office:value="272742" table:style-name="ce18">
            <text:p>272,742</text:p>
          </table:table-cell>
          <table:table-cell office:value-type="float" office:value="81.39" table:style-name="ce19">
            <text:p>81.39</text:p>
          </table:table-cell>
          <table:table-cell office:value-type="float" office:value="117745" table:style-name="ce18">
            <text:p>117,745</text:p>
          </table:table-cell>
          <table:table-cell office:value-type="float" office:value="53512" table:style-name="ce18">
            <text:p>53,512</text:p>
          </table:table-cell>
          <table:table-cell office:value-type="float" office:value="64233" table:style-name="ce18">
            <text:p>64,233</text:p>
          </table:table-cell>
          <table:table-cell office:value-type="float" office:value="16.920000000000002" table:style-name="ce17">
            <text:p>16.9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6531" table:style-name="ce18">
            <text:p>516,531</text:p>
          </table:table-cell>
          <table:table-cell office:value-type="float" office:value="268761" table:style-name="ce18">
            <text:p>268,761</text:p>
          </table:table-cell>
          <table:table-cell office:value-type="float" office:value="247770" table:style-name="ce18">
            <text:p>247,770</text:p>
          </table:table-cell>
          <table:table-cell office:value-type="float" office:value="15197" table:style-name="ce18">
            <text:p>15,197</text:p>
          </table:table-cell>
          <table:table-cell office:value-type="float" office:value="7939" table:style-name="ce18">
            <text:p>7,939</text:p>
          </table:table-cell>
          <table:table-cell office:value-type="float" office:value="7258" table:style-name="ce18">
            <text:p>7,258</text:p>
          </table:table-cell>
          <table:table-cell office:value-type="float" office:value="2.94" table:style-name="ce19">
            <text:p>2.94</text:p>
          </table:table-cell>
          <table:table-cell office:value-type="float" office:value="20971" table:style-name="ce18">
            <text:p>20,971</text:p>
          </table:table-cell>
          <table:table-cell office:value-type="float" office:value="10949" table:style-name="ce18">
            <text:p>10,949</text:p>
          </table:table-cell>
          <table:table-cell office:value-type="float" office:value="10022" table:style-name="ce18">
            <text:p>10,022</text:p>
          </table:table-cell>
          <table:table-cell office:value-type="float" office:value="4.0599999999999996" table:style-name="ce19">
            <text:p>4.06</text:p>
          </table:table-cell>
          <table:table-cell office:value-type="float" office:value="39098" table:style-name="ce18">
            <text:p>39,098</text:p>
          </table:table-cell>
          <table:table-cell office:value-type="float" office:value="20467" table:style-name="ce18">
            <text:p>20,467</text:p>
          </table:table-cell>
          <table:table-cell office:value-type="float" office:value="18631" table:style-name="ce18">
            <text:p>18,631</text:p>
          </table:table-cell>
          <table:table-cell office:value-type="float" office:value="7.57" table:style-name="ce19">
            <text:p>7.57</text:p>
          </table:table-cell>
          <table:table-cell office:value-type="float" office:value="43375" table:style-name="ce18">
            <text:p>43,375</text:p>
          </table:table-cell>
          <table:table-cell office:value-type="float" office:value="22698" table:style-name="ce18">
            <text:p>22,698</text:p>
          </table:table-cell>
          <table:table-cell office:value-type="float" office:value="20677" table:style-name="ce18">
            <text:p>20,677</text:p>
          </table:table-cell>
          <table:table-cell office:value-type="float" office:value="8.4" table:style-name="ce19">
            <text:p>8.40</text:p>
          </table:table-cell>
          <table:table-cell office:value-type="float" office:value="32661" table:style-name="ce18">
            <text:p>32,661</text:p>
          </table:table-cell>
          <table:table-cell office:value-type="float" office:value="17168" table:style-name="ce18">
            <text:p>17,168</text:p>
          </table:table-cell>
          <table:table-cell office:value-type="float" office:value="15493" table:style-name="ce18">
            <text:p>15,493</text:p>
          </table:table-cell>
          <table:table-cell office:value-type="float" office:value="6.32" table:style-name="ce19">
            <text:p>6.32</text:p>
          </table:table-cell>
          <table:table-cell office:value-type="float" office:value="431061" table:style-name="ce18">
            <text:p>431,061</text:p>
          </table:table-cell>
          <table:table-cell office:value-type="float" office:value="223964" table:style-name="ce18">
            <text:p>223,964</text:p>
          </table:table-cell>
          <table:table-cell office:value-type="float" office:value="207097" table:style-name="ce18">
            <text:p>207,097</text:p>
          </table:table-cell>
          <table:table-cell office:value-type="float" office:value="83.45" table:style-name="ce19">
            <text:p>83.45</text:p>
          </table:table-cell>
          <table:table-cell office:value-type="float" office:value="91542" table:style-name="ce18">
            <text:p>91,542</text:p>
          </table:table-cell>
          <table:table-cell office:value-type="float" office:value="41658" table:style-name="ce18">
            <text:p>41,658</text:p>
          </table:table-cell>
          <table:table-cell office:value-type="float" office:value="49884" table:style-name="ce18">
            <text:p>49,884</text:p>
          </table:table-cell>
          <table:table-cell office:value-type="float" office:value="17.72" table:style-name="ce17">
            <text:p>17.72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7048" table:style-name="ce18">
            <text:p>837,048</text:p>
          </table:table-cell>
          <table:table-cell office:value-type="float" office:value="428461" table:style-name="ce18">
            <text:p>428,461</text:p>
          </table:table-cell>
          <table:table-cell office:value-type="float" office:value="408587" table:style-name="ce18">
            <text:p>408,587</text:p>
          </table:table-cell>
          <table:table-cell office:value-type="float" office:value="27602" table:style-name="ce18">
            <text:p>27,602</text:p>
          </table:table-cell>
          <table:table-cell office:value-type="float" office:value="14401" table:style-name="ce18">
            <text:p>14,401</text:p>
          </table:table-cell>
          <table:table-cell office:value-type="float" office:value="13201" table:style-name="ce18">
            <text:p>13,201</text:p>
          </table:table-cell>
          <table:table-cell office:value-type="float" office:value="3.3" table:style-name="ce19">
            <text:p>3.30</text:p>
          </table:table-cell>
          <table:table-cell office:value-type="float" office:value="38050" table:style-name="ce18">
            <text:p>38,050</text:p>
          </table:table-cell>
          <table:table-cell office:value-type="float" office:value="19894" table:style-name="ce18">
            <text:p>19,894</text:p>
          </table:table-cell>
          <table:table-cell office:value-type="float" office:value="18156" table:style-name="ce18">
            <text:p>18,156</text:p>
          </table:table-cell>
          <table:table-cell office:value-type="float" office:value="4.55" table:style-name="ce19">
            <text:p>4.55</text:p>
          </table:table-cell>
          <table:table-cell office:value-type="float" office:value="70467" table:style-name="ce18">
            <text:p>70,467</text:p>
          </table:table-cell>
          <table:table-cell office:value-type="float" office:value="36802" table:style-name="ce18">
            <text:p>36,802</text:p>
          </table:table-cell>
          <table:table-cell office:value-type="float" office:value="33665" table:style-name="ce18">
            <text:p>33,665</text:p>
          </table:table-cell>
          <table:table-cell office:value-type="float" office:value="8.42" table:style-name="ce19">
            <text:p>8.42</text:p>
          </table:table-cell>
          <table:table-cell office:value-type="float" office:value="78017" table:style-name="ce18">
            <text:p>78,017</text:p>
          </table:table-cell>
          <table:table-cell office:value-type="float" office:value="40858" table:style-name="ce18">
            <text:p>40,858</text:p>
          </table:table-cell>
          <table:table-cell office:value-type="float" office:value="37159" table:style-name="ce18">
            <text:p>37,159</text:p>
          </table:table-cell>
          <table:table-cell office:value-type="float" office:value="9.32" table:style-name="ce19">
            <text:p>9.32</text:p>
          </table:table-cell>
          <table:table-cell office:value-type="float" office:value="53402" table:style-name="ce18">
            <text:p>53,402</text:p>
          </table:table-cell>
          <table:table-cell office:value-type="float" office:value="27948" table:style-name="ce18">
            <text:p>27,948</text:p>
          </table:table-cell>
          <table:table-cell office:value-type="float" office:value="25454" table:style-name="ce18">
            <text:p>25,454</text:p>
          </table:table-cell>
          <table:table-cell office:value-type="float" office:value="6.38" table:style-name="ce19">
            <text:p>6.38</text:p>
          </table:table-cell>
          <table:table-cell office:value-type="float" office:value="690492" table:style-name="ce18">
            <text:p>690,492</text:p>
          </table:table-cell>
          <table:table-cell office:value-type="float" office:value="351852" table:style-name="ce18">
            <text:p>351,852</text:p>
          </table:table-cell>
          <table:table-cell office:value-type="float" office:value="338640" table:style-name="ce18">
            <text:p>338,640</text:p>
          </table:table-cell>
          <table:table-cell office:value-type="float" office:value="82.49" table:style-name="ce19">
            <text:p>82.49</text:p>
          </table:table-cell>
          <table:table-cell office:value-type="float" office:value="125424" table:style-name="ce18">
            <text:p>125,424</text:p>
          </table:table-cell>
          <table:table-cell office:value-type="float" office:value="59197" table:style-name="ce18">
            <text:p>59,197</text:p>
          </table:table-cell>
          <table:table-cell office:value-type="float" office:value="66227" table:style-name="ce18">
            <text:p>66,227</text:p>
          </table:table-cell>
          <table:table-cell office:value-type="float" office:value="14.98" table:style-name="ce17">
            <text:p>14.9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1199" table:style-name="ce18">
            <text:p>221,199</text:p>
          </table:table-cell>
          <table:table-cell office:value-type="float" office:value="114445" table:style-name="ce18">
            <text:p>114,445</text:p>
          </table:table-cell>
          <table:table-cell office:value-type="float" office:value="106754" table:style-name="ce18">
            <text:p>106,754</text:p>
          </table:table-cell>
          <table:table-cell office:value-type="float" office:value="8257" table:style-name="ce18">
            <text:p>8,257</text:p>
          </table:table-cell>
          <table:table-cell office:value-type="float" office:value="4299" table:style-name="ce18">
            <text:p>4,299</text:p>
          </table:table-cell>
          <table:table-cell office:value-type="float" office:value="3958" table:style-name="ce18">
            <text:p>3,958</text:p>
          </table:table-cell>
          <table:table-cell office:value-type="float" office:value="3.73" table:style-name="ce19">
            <text:p>3.73</text:p>
          </table:table-cell>
          <table:table-cell office:value-type="float" office:value="11437" table:style-name="ce18">
            <text:p>11,437</text:p>
          </table:table-cell>
          <table:table-cell office:value-type="float" office:value="5892" table:style-name="ce18">
            <text:p>5,892</text:p>
          </table:table-cell>
          <table:table-cell office:value-type="float" office:value="5545" table:style-name="ce18">
            <text:p>5,545</text:p>
          </table:table-cell>
          <table:table-cell office:value-type="float" office:value="5.17" table:style-name="ce19">
            <text:p>5.17</text:p>
          </table:table-cell>
          <table:table-cell office:value-type="float" office:value="20809" table:style-name="ce18">
            <text:p>20,809</text:p>
          </table:table-cell>
          <table:table-cell office:value-type="float" office:value="10878" table:style-name="ce18">
            <text:p>10,878</text:p>
          </table:table-cell>
          <table:table-cell office:value-type="float" office:value="9931" table:style-name="ce18">
            <text:p>9,931</text:p>
          </table:table-cell>
          <table:table-cell office:value-type="float" office:value="9.41" table:style-name="ce19">
            <text:p>9.41</text:p>
          </table:table-cell>
          <table:table-cell office:value-type="float" office:value="22886" table:style-name="ce18">
            <text:p>22,886</text:p>
          </table:table-cell>
          <table:table-cell office:value-type="float" office:value="11982" table:style-name="ce18">
            <text:p>11,982</text:p>
          </table:table-cell>
          <table:table-cell office:value-type="float" office:value="10904" table:style-name="ce18">
            <text:p>10,904</text:p>
          </table:table-cell>
          <table:table-cell office:value-type="float" office:value="10.35" table:style-name="ce19">
            <text:p>10.35</text:p>
          </table:table-cell>
          <table:table-cell office:value-type="float" office:value="14755" table:style-name="ce18">
            <text:p>14,755</text:p>
          </table:table-cell>
          <table:table-cell office:value-type="float" office:value="7681" table:style-name="ce18">
            <text:p>7,681</text:p>
          </table:table-cell>
          <table:table-cell office:value-type="float" office:value="7074" table:style-name="ce18">
            <text:p>7,074</text:p>
          </table:table-cell>
          <table:table-cell office:value-type="float" office:value="6.67" table:style-name="ce19">
            <text:p>6.67</text:p>
          </table:table-cell>
          <table:table-cell office:value-type="float" office:value="179650" table:style-name="ce18">
            <text:p>179,650</text:p>
          </table:table-cell>
          <table:table-cell office:value-type="float" office:value="92790" table:style-name="ce18">
            <text:p>92,790</text:p>
          </table:table-cell>
          <table:table-cell office:value-type="float" office:value="86860" table:style-name="ce18">
            <text:p>86,860</text:p>
          </table:table-cell>
          <table:table-cell office:value-type="float" office:value="81.22" table:style-name="ce19">
            <text:p>81.22</text:p>
          </table:table-cell>
          <table:table-cell office:value-type="float" office:value="32816" table:style-name="ce18">
            <text:p>32,816</text:p>
          </table:table-cell>
          <table:table-cell office:value-type="float" office:value="15137" table:style-name="ce18">
            <text:p>15,137</text:p>
          </table:table-cell>
          <table:table-cell office:value-type="float" office:value="17679" table:style-name="ce18">
            <text:p>17,679</text:p>
          </table:table-cell>
          <table:table-cell office:value-type="float" office:value="14.84" table:style-name="ce17">
            <text:p>14.8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1223" table:style-name="ce18">
            <text:p>331,223</text:p>
          </table:table-cell>
          <table:table-cell office:value-type="float" office:value="168636" table:style-name="ce18">
            <text:p>168,636</text:p>
          </table:table-cell>
          <table:table-cell office:value-type="float" office:value="162587" table:style-name="ce18">
            <text:p>162,587</text:p>
          </table:table-cell>
          <table:table-cell office:value-type="float" office:value="13309" table:style-name="ce18">
            <text:p>13,309</text:p>
          </table:table-cell>
          <table:table-cell office:value-type="float" office:value="6916" table:style-name="ce18">
            <text:p>6,916</text:p>
          </table:table-cell>
          <table:table-cell office:value-type="float" office:value="6393" table:style-name="ce18">
            <text:p>6,393</text:p>
          </table:table-cell>
          <table:table-cell office:value-type="float" office:value="4.0199999999999996" table:style-name="ce19">
            <text:p>4.02</text:p>
          </table:table-cell>
          <table:table-cell office:value-type="float" office:value="18138" table:style-name="ce18">
            <text:p>18,138</text:p>
          </table:table-cell>
          <table:table-cell office:value-type="float" office:value="9488" table:style-name="ce18">
            <text:p>9,488</text:p>
          </table:table-cell>
          <table:table-cell office:value-type="float" office:value="8650" table:style-name="ce18">
            <text:p>8,650</text:p>
          </table:table-cell>
          <table:table-cell office:value-type="float" office:value="5.48" table:style-name="ce19">
            <text:p>5.48</text:p>
          </table:table-cell>
          <table:table-cell office:value-type="float" office:value="31765" table:style-name="ce18">
            <text:p>31,765</text:p>
          </table:table-cell>
          <table:table-cell office:value-type="float" office:value="16589" table:style-name="ce18">
            <text:p>16,589</text:p>
          </table:table-cell>
          <table:table-cell office:value-type="float" office:value="15176" table:style-name="ce18">
            <text:p>15,176</text:p>
          </table:table-cell>
          <table:table-cell office:value-type="float" office:value="9.59" table:style-name="ce19">
            <text:p>9.59</text:p>
          </table:table-cell>
          <table:table-cell office:value-type="float" office:value="34846" table:style-name="ce18">
            <text:p>34,846</text:p>
          </table:table-cell>
          <table:table-cell office:value-type="float" office:value="18213" table:style-name="ce18">
            <text:p>18,213</text:p>
          </table:table-cell>
          <table:table-cell office:value-type="float" office:value="16633" table:style-name="ce18">
            <text:p>16,633</text:p>
          </table:table-cell>
          <table:table-cell office:value-type="float" office:value="10.52" table:style-name="ce19">
            <text:p>10.52</text:p>
          </table:table-cell>
          <table:table-cell office:value-type="float" office:value="21552" table:style-name="ce18">
            <text:p>21,552</text:p>
          </table:table-cell>
          <table:table-cell office:value-type="float" office:value="11319" table:style-name="ce18">
            <text:p>11,319</text:p>
          </table:table-cell>
          <table:table-cell office:value-type="float" office:value="10233" table:style-name="ce18">
            <text:p>10,233</text:p>
          </table:table-cell>
          <table:table-cell office:value-type="float" office:value="6.51" table:style-name="ce19">
            <text:p>6.51</text:p>
          </table:table-cell>
          <table:table-cell office:value-type="float" office:value="268977" table:style-name="ce18">
            <text:p>268,977</text:p>
          </table:table-cell>
          <table:table-cell office:value-type="float" office:value="136067" table:style-name="ce18">
            <text:p>136,067</text:p>
          </table:table-cell>
          <table:table-cell office:value-type="float" office:value="132910" table:style-name="ce18">
            <text:p>132,910</text:p>
          </table:table-cell>
          <table:table-cell office:value-type="float" office:value="81.209999999999994" table:style-name="ce19">
            <text:p>81.21</text:p>
          </table:table-cell>
          <table:table-cell office:value-type="float" office:value="48074" table:style-name="ce18">
            <text:p>48,074</text:p>
          </table:table-cell>
          <table:table-cell office:value-type="float" office:value="22410" table:style-name="ce18">
            <text:p>22,410</text:p>
          </table:table-cell>
          <table:table-cell office:value-type="float" office:value="25664" table:style-name="ce18">
            <text:p>25,664</text:p>
          </table:table-cell>
          <table:table-cell office:value-type="float" office:value="14.51" table:style-name="ce17">
            <text:p>14.5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2880" table:style-name="ce18">
            <text:p>102,880</text:p>
          </table:table-cell>
          <table:table-cell office:value-type="float" office:value="52960" table:style-name="ce18">
            <text:p>52,960</text:p>
          </table:table-cell>
          <table:table-cell office:value-type="float" office:value="49920" table:style-name="ce18">
            <text:p>49,920</text:p>
          </table:table-cell>
          <table:table-cell office:value-type="float" office:value="4295" table:style-name="ce18">
            <text:p>4,295</text:p>
          </table:table-cell>
          <table:table-cell office:value-type="float" office:value="2254" table:style-name="ce18">
            <text:p>2,254</text:p>
          </table:table-cell>
          <table:table-cell office:value-type="float" office:value="2041" table:style-name="ce18">
            <text:p>2,041</text:p>
          </table:table-cell>
          <table:table-cell office:value-type="float" office:value="4.17" table:style-name="ce19">
            <text:p>4.17</text:p>
          </table:table-cell>
          <table:table-cell office:value-type="float" office:value="5458" table:style-name="ce18">
            <text:p>5,458</text:p>
          </table:table-cell>
          <table:table-cell office:value-type="float" office:value="2854" table:style-name="ce18">
            <text:p>2,854</text:p>
          </table:table-cell>
          <table:table-cell office:value-type="float" office:value="2604" table:style-name="ce18">
            <text:p>2,604</text:p>
          </table:table-cell>
          <table:table-cell office:value-type="float" office:value="5.31" table:style-name="ce19">
            <text:p>5.31</text:p>
          </table:table-cell>
          <table:table-cell office:value-type="float" office:value="8893" table:style-name="ce18">
            <text:p>8,893</text:p>
          </table:table-cell>
          <table:table-cell office:value-type="float" office:value="4609" table:style-name="ce18">
            <text:p>4,609</text:p>
          </table:table-cell>
          <table:table-cell office:value-type="float" office:value="4284" table:style-name="ce18">
            <text:p>4,284</text:p>
          </table:table-cell>
          <table:table-cell office:value-type="float" office:value="8.64" table:style-name="ce19">
            <text:p>8.64</text:p>
          </table:table-cell>
          <table:table-cell office:value-type="float" office:value="9664" table:style-name="ce18">
            <text:p>9,664</text:p>
          </table:table-cell>
          <table:table-cell office:value-type="float" office:value="5013" table:style-name="ce18">
            <text:p>5,013</text:p>
          </table:table-cell>
          <table:table-cell office:value-type="float" office:value="4651" table:style-name="ce18">
            <text:p>4,651</text:p>
          </table:table-cell>
          <table:table-cell office:value-type="float" office:value="9.39" table:style-name="ce19">
            <text:p>9.39</text:p>
          </table:table-cell>
          <table:table-cell office:value-type="float" office:value="5794" table:style-name="ce18">
            <text:p>5,794</text:p>
          </table:table-cell>
          <table:table-cell office:value-type="float" office:value="3070" table:style-name="ce18">
            <text:p>3,070</text:p>
          </table:table-cell>
          <table:table-cell office:value-type="float" office:value="2724" table:style-name="ce18">
            <text:p>2,724</text:p>
          </table:table-cell>
          <table:table-cell office:value-type="float" office:value="5.63" table:style-name="ce19">
            <text:p>5.63</text:p>
          </table:table-cell>
          <table:table-cell office:value-type="float" office:value="84861" table:style-name="ce18">
            <text:p>84,861</text:p>
          </table:table-cell>
          <table:table-cell office:value-type="float" office:value="43505" table:style-name="ce18">
            <text:p>43,505</text:p>
          </table:table-cell>
          <table:table-cell office:value-type="float" office:value="41356" table:style-name="ce18">
            <text:p>41,356</text:p>
          </table:table-cell>
          <table:table-cell office:value-type="float" office:value="82.49" table:style-name="ce19">
            <text:p>82.49</text:p>
          </table:table-cell>
          <table:table-cell office:value-type="float" office:value="15366" table:style-name="ce18">
            <text:p>15,366</text:p>
          </table:table-cell>
          <table:table-cell office:value-type="float" office:value="7110" table:style-name="ce18">
            <text:p>7,110</text:p>
          </table:table-cell>
          <table:table-cell office:value-type="float" office:value="8256" table:style-name="ce18">
            <text:p>8,256</text:p>
          </table:table-cell>
          <table:table-cell office:value-type="float" office:value="14.94" table:style-name="ce17">
            <text:p>14.94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2019" table:style-name="ce18">
            <text:p>372,019</text:p>
          </table:table-cell>
          <table:table-cell office:value-type="float" office:value="186560" table:style-name="ce18">
            <text:p>186,560</text:p>
          </table:table-cell>
          <table:table-cell office:value-type="float" office:value="185459" table:style-name="ce18">
            <text:p>185,459</text:p>
          </table:table-cell>
          <table:table-cell office:value-type="float" office:value="11706" table:style-name="ce18">
            <text:p>11,706</text:p>
          </table:table-cell>
          <table:table-cell office:value-type="float" office:value="6053" table:style-name="ce18">
            <text:p>6,053</text:p>
          </table:table-cell>
          <table:table-cell office:value-type="float" office:value="5653" table:style-name="ce18">
            <text:p>5,653</text:p>
          </table:table-cell>
          <table:table-cell office:value-type="float" office:value="3.15" table:style-name="ce19">
            <text:p>3.15</text:p>
          </table:table-cell>
          <table:table-cell office:value-type="float" office:value="16317" table:style-name="ce18">
            <text:p>16,317</text:p>
          </table:table-cell>
          <table:table-cell office:value-type="float" office:value="8455" table:style-name="ce18">
            <text:p>8,455</text:p>
          </table:table-cell>
          <table:table-cell office:value-type="float" office:value="7862" table:style-name="ce18">
            <text:p>7,862</text:p>
          </table:table-cell>
          <table:table-cell office:value-type="float" office:value="4.3899999999999997" table:style-name="ce19">
            <text:p>4.39</text:p>
          </table:table-cell>
          <table:table-cell office:value-type="float" office:value="30552" table:style-name="ce18">
            <text:p>30,552</text:p>
          </table:table-cell>
          <table:table-cell office:value-type="float" office:value="15827" table:style-name="ce18">
            <text:p>15,827</text:p>
          </table:table-cell>
          <table:table-cell office:value-type="float" office:value="14725" table:style-name="ce18">
            <text:p>14,725</text:p>
          </table:table-cell>
          <table:table-cell office:value-type="float" office:value="8.2100000000000009" table:style-name="ce19">
            <text:p>8.21</text:p>
          </table:table-cell>
          <table:table-cell office:value-type="float" office:value="33703" table:style-name="ce18">
            <text:p>33,703</text:p>
          </table:table-cell>
          <table:table-cell office:value-type="float" office:value="17513" table:style-name="ce18">
            <text:p>17,513</text:p>
          </table:table-cell>
          <table:table-cell office:value-type="float" office:value="16190" table:style-name="ce18">
            <text:p>16,190</text:p>
          </table:table-cell>
          <table:table-cell office:value-type="float" office:value="9.06" table:style-name="ce19">
            <text:p>9.06</text:p>
          </table:table-cell>
          <table:table-cell office:value-type="float" office:value="23495" table:style-name="ce18">
            <text:p>23,495</text:p>
          </table:table-cell>
          <table:table-cell office:value-type="float" office:value="12312" table:style-name="ce18">
            <text:p>12,312</text:p>
          </table:table-cell>
          <table:table-cell office:value-type="float" office:value="11183" table:style-name="ce18">
            <text:p>11,183</text:p>
          </table:table-cell>
          <table:table-cell office:value-type="float" office:value="6.32" table:style-name="ce19">
            <text:p>6.32</text:p>
          </table:table-cell>
          <table:table-cell office:value-type="float" office:value="308299" table:style-name="ce18">
            <text:p>308,299</text:p>
          </table:table-cell>
          <table:table-cell office:value-type="float" office:value="153380" table:style-name="ce18">
            <text:p>153,380</text:p>
          </table:table-cell>
          <table:table-cell office:value-type="float" office:value="154919" table:style-name="ce18">
            <text:p>154,919</text:p>
          </table:table-cell>
          <table:table-cell office:value-type="float" office:value="82.87" table:style-name="ce19">
            <text:p>82.87</text:p>
          </table:table-cell>
          <table:table-cell office:value-type="float" office:value="51017" table:style-name="ce18">
            <text:p>51,017</text:p>
          </table:table-cell>
          <table:table-cell office:value-type="float" office:value="23310" table:style-name="ce18">
            <text:p>23,310</text:p>
          </table:table-cell>
          <table:table-cell office:value-type="float" office:value="27707" table:style-name="ce18">
            <text:p>27,707</text:p>
          </table:table-cell>
          <table:table-cell office:value-type="float" office:value="13.71" table:style-name="ce17">
            <text:p>13.7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6220" table:style-name="ce18">
            <text:p>436,220</text:p>
          </table:table-cell>
          <table:table-cell office:value-type="float" office:value="215770" table:style-name="ce18">
            <text:p>215,770</text:p>
          </table:table-cell>
          <table:table-cell office:value-type="float" office:value="220450" table:style-name="ce18">
            <text:p>220,450</text:p>
          </table:table-cell>
          <table:table-cell office:value-type="float" office:value="25999" table:style-name="ce18">
            <text:p>25,999</text:p>
          </table:table-cell>
          <table:table-cell office:value-type="float" office:value="13425" table:style-name="ce18">
            <text:p>13,425</text:p>
          </table:table-cell>
          <table:table-cell office:value-type="float" office:value="12574" table:style-name="ce18">
            <text:p>12,574</text:p>
          </table:table-cell>
          <table:table-cell office:value-type="float" office:value="5.96" table:style-name="ce19">
            <text:p>5.96</text:p>
          </table:table-cell>
          <table:table-cell office:value-type="float" office:value="35635" table:style-name="ce18">
            <text:p>35,635</text:p>
          </table:table-cell>
          <table:table-cell office:value-type="float" office:value="18461" table:style-name="ce18">
            <text:p>18,461</text:p>
          </table:table-cell>
          <table:table-cell office:value-type="float" office:value="17174" table:style-name="ce18">
            <text:p>17,174</text:p>
          </table:table-cell>
          <table:table-cell office:value-type="float" office:value="8.17" table:style-name="ce19">
            <text:p>8.17</text:p>
          </table:table-cell>
          <table:table-cell office:value-type="float" office:value="60772" table:style-name="ce18">
            <text:p>60,772</text:p>
          </table:table-cell>
          <table:table-cell office:value-type="float" office:value="31626" table:style-name="ce18">
            <text:p>31,626</text:p>
          </table:table-cell>
          <table:table-cell office:value-type="float" office:value="29146" table:style-name="ce18">
            <text:p>29,146</text:p>
          </table:table-cell>
          <table:table-cell office:value-type="float" office:value="13.93" table:style-name="ce19">
            <text:p>13.93</text:p>
          </table:table-cell>
          <table:table-cell office:value-type="float" office:value="65750" table:style-name="ce18">
            <text:p>65,750</text:p>
          </table:table-cell>
          <table:table-cell office:value-type="float" office:value="34246" table:style-name="ce18">
            <text:p>34,246</text:p>
          </table:table-cell>
          <table:table-cell office:value-type="float" office:value="31504" table:style-name="ce18">
            <text:p>31,504</text:p>
          </table:table-cell>
          <table:table-cell office:value-type="float" office:value="15.07" table:style-name="ce19">
            <text:p>15.07</text:p>
          </table:table-cell>
          <table:table-cell office:value-type="float" office:value="32363" table:style-name="ce18">
            <text:p>32,363</text:p>
          </table:table-cell>
          <table:table-cell office:value-type="float" office:value="16922" table:style-name="ce18">
            <text:p>16,922</text:p>
          </table:table-cell>
          <table:table-cell office:value-type="float" office:value="15441" table:style-name="ce18">
            <text:p>15,441</text:p>
          </table:table-cell>
          <table:table-cell office:value-type="float" office:value="7.42" table:style-name="ce19">
            <text:p>7.42</text:p>
          </table:table-cell>
          <table:table-cell office:value-type="float" office:value="331937" table:style-name="ce18">
            <text:p>331,937</text:p>
          </table:table-cell>
          <table:table-cell office:value-type="float" office:value="161437" table:style-name="ce18">
            <text:p>161,437</text:p>
          </table:table-cell>
          <table:table-cell office:value-type="float" office:value="170500" table:style-name="ce18">
            <text:p>170,500</text:p>
          </table:table-cell>
          <table:table-cell office:value-type="float" office:value="76.09" table:style-name="ce19">
            <text:p>76.09</text:p>
          </table:table-cell>
          <table:table-cell office:value-type="float" office:value="47384" table:style-name="ce18">
            <text:p>47,384</text:p>
          </table:table-cell>
          <table:table-cell office:value-type="float" office:value="21294" table:style-name="ce18">
            <text:p>21,294</text:p>
          </table:table-cell>
          <table:table-cell office:value-type="float" office:value="26090" table:style-name="ce18">
            <text:p>26,090</text:p>
          </table:table-cell>
          <table:table-cell office:value-type="float" office:value="10.86" table:style-name="ce17">
            <text:p>10.8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69890" table:style-name="ce18">
            <text:p>269,890</text:p>
          </table:table-cell>
          <table:table-cell office:value-type="float" office:value="131488" table:style-name="ce18">
            <text:p>131,488</text:p>
          </table:table-cell>
          <table:table-cell office:value-type="float" office:value="138402" table:style-name="ce18">
            <text:p>138,402</text:p>
          </table:table-cell>
          <table:table-cell office:value-type="float" office:value="11102" table:style-name="ce18">
            <text:p>11,102</text:p>
          </table:table-cell>
          <table:table-cell office:value-type="float" office:value="5750" table:style-name="ce18">
            <text:p>5,750</text:p>
          </table:table-cell>
          <table:table-cell office:value-type="float" office:value="5352" table:style-name="ce18">
            <text:p>5,352</text:p>
          </table:table-cell>
          <table:table-cell office:value-type="float" office:value="4.1100000000000003" table:style-name="ce19">
            <text:p>4.11</text:p>
          </table:table-cell>
          <table:table-cell office:value-type="float" office:value="15739" table:style-name="ce18">
            <text:p>15,739</text:p>
          </table:table-cell>
          <table:table-cell office:value-type="float" office:value="8170" table:style-name="ce18">
            <text:p>8,170</text:p>
          </table:table-cell>
          <table:table-cell office:value-type="float" office:value="7569" table:style-name="ce18">
            <text:p>7,569</text:p>
          </table:table-cell>
          <table:table-cell office:value-type="float" office:value="5.83" table:style-name="ce19">
            <text:p>5.83</text:p>
          </table:table-cell>
          <table:table-cell office:value-type="float" office:value="29168" table:style-name="ce18">
            <text:p>29,168</text:p>
          </table:table-cell>
          <table:table-cell office:value-type="float" office:value="15208" table:style-name="ce18">
            <text:p>15,208</text:p>
          </table:table-cell>
          <table:table-cell office:value-type="float" office:value="13960" table:style-name="ce18">
            <text:p>13,960</text:p>
          </table:table-cell>
          <table:table-cell office:value-type="float" office:value="10.81" table:style-name="ce19">
            <text:p>10.81</text:p>
          </table:table-cell>
          <table:table-cell office:value-type="float" office:value="32255" table:style-name="ce18">
            <text:p>32,255</text:p>
          </table:table-cell>
          <table:table-cell office:value-type="float" office:value="16860" table:style-name="ce18">
            <text:p>16,860</text:p>
          </table:table-cell>
          <table:table-cell office:value-type="float" office:value="15395" table:style-name="ce18">
            <text:p>15,395</text:p>
          </table:table-cell>
          <table:table-cell office:value-type="float" office:value="11.95" table:style-name="ce19">
            <text:p>11.95</text:p>
          </table:table-cell>
          <table:table-cell office:value-type="float" office:value="21204" table:style-name="ce18">
            <text:p>21,204</text:p>
          </table:table-cell>
          <table:table-cell office:value-type="float" office:value="11138" table:style-name="ce18">
            <text:p>11,138</text:p>
          </table:table-cell>
          <table:table-cell office:value-type="float" office:value="10066" table:style-name="ce18">
            <text:p>10,066</text:p>
          </table:table-cell>
          <table:table-cell office:value-type="float" office:value="7.86" table:style-name="ce19">
            <text:p>7.86</text:p>
          </table:table-cell>
          <table:table-cell office:value-type="float" office:value="211785" table:style-name="ce18">
            <text:p>211,785</text:p>
          </table:table-cell>
          <table:table-cell office:value-type="float" office:value="101187" table:style-name="ce18">
            <text:p>101,187</text:p>
          </table:table-cell>
          <table:table-cell office:value-type="float" office:value="110598" table:style-name="ce18">
            <text:p>110,598</text:p>
          </table:table-cell>
          <table:table-cell office:value-type="float" office:value="78.47" table:style-name="ce19">
            <text:p>78.47</text:p>
          </table:table-cell>
          <table:table-cell office:value-type="float" office:value="35666" table:style-name="ce18">
            <text:p>35,666</text:p>
          </table:table-cell>
          <table:table-cell office:value-type="float" office:value="15796" table:style-name="ce18">
            <text:p>15,796</text:p>
          </table:table-cell>
          <table:table-cell office:value-type="float" office:value="19870" table:style-name="ce18">
            <text:p>19,870</text:p>
          </table:table-cell>
          <table:table-cell office:value-type="float" office:value="13.22" table:style-name="ce17">
            <text:p>13.22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7005" table:style-name="ce18">
            <text:p>147,005</text:p>
          </table:table-cell>
          <table:table-cell office:value-type="float" office:value="74416" table:style-name="ce18">
            <text:p>74,416</text:p>
          </table:table-cell>
          <table:table-cell office:value-type="float" office:value="72589" table:style-name="ce18">
            <text:p>72,589</text:p>
          </table:table-cell>
          <table:table-cell office:value-type="float" office:value="6647" table:style-name="ce18">
            <text:p>6,647</text:p>
          </table:table-cell>
          <table:table-cell office:value-type="float" office:value="3453" table:style-name="ce18">
            <text:p>3,453</text:p>
          </table:table-cell>
          <table:table-cell office:value-type="float" office:value="3194" table:style-name="ce18">
            <text:p>3,194</text:p>
          </table:table-cell>
          <table:table-cell office:value-type="float" office:value="4.5199999999999996" table:style-name="ce19">
            <text:p>4.52</text:p>
          </table:table-cell>
          <table:table-cell office:value-type="float" office:value="8323" table:style-name="ce18">
            <text:p>8,323</text:p>
          </table:table-cell>
          <table:table-cell office:value-type="float" office:value="4327" table:style-name="ce18">
            <text:p>4,327</text:p>
          </table:table-cell>
          <table:table-cell office:value-type="float" office:value="3996" table:style-name="ce18">
            <text:p>3,996</text:p>
          </table:table-cell>
          <table:table-cell office:value-type="float" office:value="5.66" table:style-name="ce19">
            <text:p>5.66</text:p>
          </table:table-cell>
          <table:table-cell office:value-type="float" office:value="12445" table:style-name="ce18">
            <text:p>12,445</text:p>
          </table:table-cell>
          <table:table-cell office:value-type="float" office:value="6483" table:style-name="ce18">
            <text:p>6,483</text:p>
          </table:table-cell>
          <table:table-cell office:value-type="float" office:value="5962" table:style-name="ce18">
            <text:p>5,962</text:p>
          </table:table-cell>
          <table:table-cell office:value-type="float" office:value="8.4700000000000006" table:style-name="ce19">
            <text:p>8.47</text:p>
          </table:table-cell>
          <table:table-cell office:value-type="float" office:value="13247" table:style-name="ce18">
            <text:p>13,247</text:p>
          </table:table-cell>
          <table:table-cell office:value-type="float" office:value="6897" table:style-name="ce18">
            <text:p>6,897</text:p>
          </table:table-cell>
          <table:table-cell office:value-type="float" office:value="6350" table:style-name="ce18">
            <text:p>6,350</text:p>
          </table:table-cell>
          <table:table-cell office:value-type="float" office:value="9.01" table:style-name="ce19">
            <text:p>9.01</text:p>
          </table:table-cell>
          <table:table-cell office:value-type="float" office:value="6465" table:style-name="ce18">
            <text:p>6,465</text:p>
          </table:table-cell>
          <table:table-cell office:value-type="float" office:value="3371" table:style-name="ce18">
            <text:p>3,371</text:p>
          </table:table-cell>
          <table:table-cell office:value-type="float" office:value="3094" table:style-name="ce18">
            <text:p>3,094</text:p>
          </table:table-cell>
          <table:table-cell office:value-type="float" office:value="4.4000000000000004" table:style-name="ce19">
            <text:p>4.40</text:p>
          </table:table-cell>
          <table:table-cell office:value-type="float" office:value="123681" table:style-name="ce18">
            <text:p>123,681</text:p>
          </table:table-cell>
          <table:table-cell office:value-type="float" office:value="62363" table:style-name="ce18">
            <text:p>62,363</text:p>
          </table:table-cell>
          <table:table-cell office:value-type="float" office:value="61318" table:style-name="ce18">
            <text:p>61,318</text:p>
          </table:table-cell>
          <table:table-cell office:value-type="float" office:value="84.13" table:style-name="ce19">
            <text:p>84.13</text:p>
          </table:table-cell>
          <table:table-cell office:value-type="float" office:value="16750" table:style-name="ce18">
            <text:p>16,750</text:p>
          </table:table-cell>
          <table:table-cell office:value-type="float" office:value="8091" table:style-name="ce18">
            <text:p>8,091</text:p>
          </table:table-cell>
          <table:table-cell office:value-type="float" office:value="8659" table:style-name="ce18">
            <text:p>8,659</text:p>
          </table:table-cell>
          <table:table-cell office:value-type="float" office:value="11.39" table:style-name="ce17">
            <text:p>11.39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4419" table:style-name="ce18">
            <text:p>134,419</text:p>
          </table:table-cell>
          <table:table-cell office:value-type="float" office:value="67225" table:style-name="ce18">
            <text:p>67,225</text:p>
          </table:table-cell>
          <table:table-cell office:value-type="float" office:value="67194" table:style-name="ce18">
            <text:p>67,194</text:p>
          </table:table-cell>
          <table:table-cell office:value-type="float" office:value="5947" table:style-name="ce18">
            <text:p>5,947</text:p>
          </table:table-cell>
          <table:table-cell office:value-type="float" office:value="3096" table:style-name="ce18">
            <text:p>3,096</text:p>
          </table:table-cell>
          <table:table-cell office:value-type="float" office:value="2851" table:style-name="ce18">
            <text:p>2,851</text:p>
          </table:table-cell>
          <table:table-cell office:value-type="float" office:value="4.42" table:style-name="ce19">
            <text:p>4.42</text:p>
          </table:table-cell>
          <table:table-cell office:value-type="float" office:value="7461" table:style-name="ce18">
            <text:p>7,461</text:p>
          </table:table-cell>
          <table:table-cell office:value-type="float" office:value="3888" table:style-name="ce18">
            <text:p>3,888</text:p>
          </table:table-cell>
          <table:table-cell office:value-type="float" office:value="3573" table:style-name="ce18">
            <text:p>3,573</text:p>
          </table:table-cell>
          <table:table-cell office:value-type="float" office:value="5.55" table:style-name="ce19">
            <text:p>5.55</text:p>
          </table:table-cell>
          <table:table-cell office:value-type="float" office:value="11139" table:style-name="ce18">
            <text:p>11,139</text:p>
          </table:table-cell>
          <table:table-cell office:value-type="float" office:value="5796" table:style-name="ce18">
            <text:p>5,796</text:p>
          </table:table-cell>
          <table:table-cell office:value-type="float" office:value="5343" table:style-name="ce18">
            <text:p>5,343</text:p>
          </table:table-cell>
          <table:table-cell office:value-type="float" office:value="8.2899999999999991" table:style-name="ce19">
            <text:p>8.29</text:p>
          </table:table-cell>
          <table:table-cell office:value-type="float" office:value="11878" table:style-name="ce18">
            <text:p>11,878</text:p>
          </table:table-cell>
          <table:table-cell office:value-type="float" office:value="6168" table:style-name="ce18">
            <text:p>6,168</text:p>
          </table:table-cell>
          <table:table-cell office:value-type="float" office:value="5710" table:style-name="ce18">
            <text:p>5,710</text:p>
          </table:table-cell>
          <table:table-cell office:value-type="float" office:value="8.84" table:style-name="ce19">
            <text:p>8.84</text:p>
          </table:table-cell>
          <table:table-cell office:value-type="float" office:value="5787" table:style-name="ce18">
            <text:p>5,787</text:p>
          </table:table-cell>
          <table:table-cell office:value-type="float" office:value="2987" table:style-name="ce18">
            <text:p>2,987</text:p>
          </table:table-cell>
          <table:table-cell office:value-type="float" office:value="2800" table:style-name="ce18">
            <text:p>2,800</text:p>
          </table:table-cell>
          <table:table-cell office:value-type="float" office:value="4.3099999999999996" table:style-name="ce19">
            <text:p>4.31</text:p>
          </table:table-cell>
          <table:table-cell office:value-type="float" office:value="113385" table:style-name="ce18">
            <text:p>113,385</text:p>
          </table:table-cell>
          <table:table-cell office:value-type="float" office:value="56409" table:style-name="ce18">
            <text:p>56,409</text:p>
          </table:table-cell>
          <table:table-cell office:value-type="float" office:value="56976" table:style-name="ce18">
            <text:p>56,976</text:p>
          </table:table-cell>
          <table:table-cell office:value-type="float" office:value="84.35" table:style-name="ce19">
            <text:p>84.35</text:p>
          </table:table-cell>
          <table:table-cell office:value-type="float" office:value="15475" table:style-name="ce18">
            <text:p>15,475</text:p>
          </table:table-cell>
          <table:table-cell office:value-type="float" office:value="7415" table:style-name="ce18">
            <text:p>7,415</text:p>
          </table:table-cell>
          <table:table-cell office:value-type="float" office:value="8060" table:style-name="ce18">
            <text:p>8,060</text:p>
          </table:table-cell>
          <table:table-cell office:value-type="float" office:value="11.51" table:style-name="ce17">
            <text:p>11.51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586" table:style-name="ce14">
            <text:p>12,586</text:p>
          </table:table-cell>
          <table:table-cell office:value-type="float" office:value="7191" table:style-name="ce14">
            <text:p>7,191</text:p>
          </table:table-cell>
          <table:table-cell office:value-type="float" office:value="5395" table:style-name="ce14">
            <text:p>5,395</text:p>
          </table:table-cell>
          <table:table-cell office:value-type="float" office:value="700" table:style-name="ce14">
            <text:p>700</text:p>
          </table:table-cell>
          <table:table-cell office:value-type="float" office:value="357" table:style-name="ce14">
            <text:p>357</text:p>
          </table:table-cell>
          <table:table-cell office:value-type="float" office:value="343" table:style-name="ce14">
            <text:p>343</text:p>
          </table:table-cell>
          <table:table-cell office:value-type="float" office:value="5.56" table:style-name="ce15">
            <text:p>5.56</text:p>
          </table:table-cell>
          <table:table-cell office:value-type="float" office:value="862" table:style-name="ce14">
            <text:p>862</text:p>
          </table:table-cell>
          <table:table-cell office:value-type="float" office:value="439" table:style-name="ce14">
            <text:p>439</text:p>
          </table:table-cell>
          <table:table-cell office:value-type="float" office:value="423" table:style-name="ce14">
            <text:p>423</text:p>
          </table:table-cell>
          <table:table-cell office:value-type="float" office:value="6.85" table:style-name="ce15">
            <text:p>6.85</text:p>
          </table:table-cell>
          <table:table-cell office:value-type="float" office:value="1306" table:style-name="ce14">
            <text:p>1,306</text:p>
          </table:table-cell>
          <table:table-cell office:value-type="float" office:value="687" table:style-name="ce14">
            <text:p>687</text:p>
          </table:table-cell>
          <table:table-cell office:value-type="float" office:value="619" table:style-name="ce14">
            <text:p>619</text:p>
          </table:table-cell>
          <table:table-cell office:value-type="float" office:value="10.38" table:style-name="ce15">
            <text:p>10.38</text:p>
          </table:table-cell>
          <table:table-cell office:value-type="float" office:value="1369" table:style-name="ce14">
            <text:p>1,369</text:p>
          </table:table-cell>
          <table:table-cell office:value-type="float" office:value="729" table:style-name="ce14">
            <text:p>729</text:p>
          </table:table-cell>
          <table:table-cell office:value-type="float" office:value="640" table:style-name="ce14">
            <text:p>640</text:p>
          </table:table-cell>
          <table:table-cell office:value-type="float" office:value="10.88" table:style-name="ce15">
            <text:p>10.88</text:p>
          </table:table-cell>
          <table:table-cell office:value-type="float" office:value="678" table:style-name="ce14">
            <text:p>678</text:p>
          </table:table-cell>
          <table:table-cell office:value-type="float" office:value="384" table:style-name="ce14">
            <text:p>384</text:p>
          </table:table-cell>
          <table:table-cell office:value-type="float" office:value="294" table:style-name="ce14">
            <text:p>294</text:p>
          </table:table-cell>
          <table:table-cell office:value-type="float" office:value="5.39" table:style-name="ce15">
            <text:p>5.39</text:p>
          </table:table-cell>
          <table:table-cell office:value-type="float" office:value="10296" table:style-name="ce14">
            <text:p>10,296</text:p>
          </table:table-cell>
          <table:table-cell office:value-type="float" office:value="5954" table:style-name="ce14">
            <text:p>5,954</text:p>
          </table:table-cell>
          <table:table-cell office:value-type="float" office:value="4342" table:style-name="ce14">
            <text:p>4,342</text:p>
          </table:table-cell>
          <table:table-cell office:value-type="float" office:value="81.81" table:style-name="ce15">
            <text:p>81.81</text:p>
          </table:table-cell>
          <table:table-cell office:value-type="float" office:value="1275" table:style-name="ce14">
            <text:p>1,275</text:p>
          </table:table-cell>
          <table:table-cell office:value-type="float" office:value="676" table:style-name="ce14">
            <text:p>676</text:p>
          </table:table-cell>
          <table:table-cell office:value-type="float" office:value="599" table:style-name="ce14">
            <text:p>599</text:p>
          </table:table-cell>
          <table:table-cell office:value-type="float" office:value="10.130000000000001" table:style-name="ce13">
            <text:p>10.13</text:p>
          </table:table-cell>
          <table:table-cell table:number-columns-repeated="16352" table:style-name="ce12"/>
        </table:table-row>
        <table:table-row table:style-name="ro11">
          <table:table-cell table:style-name="ce11"/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5年10月5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速報-年齡結構-新(列印版)" table:style-name="ta2">
        <table:table-source xlink:href="file:///D:/0662/A.上網月報(含1科)/105年/10509/新表號04,05,速報3階段年齡-連結(公式)檔105.9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速報-年齡結構-新(貼值-上網版)" table:style-name="ta2">
        <table:table-source xlink:href="file:///D:/0662/A.上網月報(含1科)/105年/10509/新表號04,05,速報3階段年齡-連結(公式)檔105.9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04年齡結構-列印版" table:style-name="ta2">
        <table:table-source xlink:href="file:///D:/0662/A.上網月報(含1科)/105年/10509/新表號04,05,速報3階段年齡-連結(公式)檔105.9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上月速報年齡結構" table:style-name="ta2">
        <table:table-source xlink:href="file:///D:/0662/A.上網月報(含1科)/105年/10509/新表號04,05,速報3階段年齡-連結(公式)檔105.9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本月-上月速報年齡結構(增減)" table:style-name="ta2">
        <table:table-source xlink:href="file:///D:/0662/A.上網月報(含1科)/105年/10509/新表號04,05,速報3階段年齡-連結(公式)檔105.9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人口指標0-2,6" table:style-name="ta2">
        <table:table-source xlink:href="file:///D:/0662/A.上網月報(含1科)/105年/10509/新表號04,05,速報3階段年齡-連結(公式)檔105.9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年齡結構-另給司長-不用" table:style-name="ta2">
        <table:table-source xlink:href="file:///D:/0662/A.上網月報(含1科)/105年/10509/新表號04,05,速報3階段年齡-連結(公式)檔105.9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速報-3階段年齡結構-不用" table:style-name="ta2">
        <table:table-source xlink:href="file:///D:/0662/A.上網月報(含1科)/105年/10509/新表號04,05,速報3階段年齡-連結(公式)檔105.9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0-05T05:32:11Z</meta:creation-date>
    <dc:date>2016-12-09T02:01:03Z</dc:date>
  </office:meta>
</office:document-meta>
</file>